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6-11-21</text:p>
          </table:table-cell>
          <table:table-cell table:style-name="ce3"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$premia.$A$1:.$B$13];2;0)*[.F1]" office:value-type="currency" office:currency="PLN" office:value="117.6" calcext:value-type="currency">
            <text:p>117,60 zł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1-05-05</text:p>
          </table:table-cell>
          <table:table-cell table:style-name="ce3"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$premia.$A$1:.$B$13];2;0)*[.F2]" office:value-type="currency" office:currency="PLN" office:value="70" calcext:value-type="currency">
            <text:p>70,00 zł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1-05-14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$premia.$A$1:.$B$13];2;0)*[.F3]" office:value-type="currency" office:currency="PLN" office:value="149" calcext:value-type="currency">
            <text:p>149,00 zł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5-12-28</text:p>
          </table:table-cell>
          <table:table-cell table:style-name="ce3"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$premia.$A$1:.$B$13];2;0)*[.F4]" office:value-type="currency" office:currency="PLN" office:value="112" calcext:value-type="currency">
            <text:p>112,00 zł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2002-10-18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$premia.$A$1:.$B$13];2;0)*[.F5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5-12-14</text:p>
          </table:table-cell>
          <table:table-cell table:style-name="ce3"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$premia.$A$1:.$B$13];2;0)*[.F6]" office:value-type="currency" office:currency="PLN" office:value="76" calcext:value-type="currency">
            <text:p>76,00 zł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05-02</text:p>
          </table:table-cell>
          <table:table-cell table:style-name="ce3"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$premia.$A$1:.$B$13];2;0)*[.F7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11-29</text:p>
          </table:table-cell>
          <table:table-cell table:style-name="ce3"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$premia.$A$1:.$B$13];2;0)*[.F8]" office:value-type="currency" office:currency="PLN" office:value="73" calcext:value-type="currency">
            <text:p>73,00 zł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07-06</text:p>
          </table:table-cell>
          <table:table-cell table:style-name="ce3"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$premia.$A$1:.$B$13];2;0)*[.F9]" office:value-type="currency" office:currency="PLN" office:value="69.5" calcext:value-type="currency">
            <text:p>69,50 zł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0-07-02</text:p>
          </table:table-cell>
          <table:table-cell table:style-name="ce3"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$premia.$A$1:.$B$13];2;0)*[.F10]" office:value-type="currency" office:currency="PLN" office:value="75" calcext:value-type="currency">
            <text:p>75,00 zł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0-03-04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$premia.$A$1:.$B$13];2;0)*[.F11]" office:value-type="currency" office:currency="PLN" office:value="77" calcext:value-type="currency">
            <text:p>77,00 zł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1-10-06</text:p>
          </table:table-cell>
          <table:table-cell table:style-name="ce3"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$premia.$A$1:.$B$13];2;0)*[.F12]" office:value-type="currency" office:currency="PLN" office:value="75.5" calcext:value-type="currency">
            <text:p>75,50 zł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06-11</text:p>
          </table:table-cell>
          <table:table-cell table:style-name="ce3"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$premia.$A$1:.$B$13];2;0)*[.F13]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7-05-12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$premia.$A$1:.$B$13];2;0)*[.F14]" office:value-type="currency" office:currency="PLN" office:value="119.2" calcext:value-type="currency">
            <text:p>119,20 zł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06-30</text:p>
          </table:table-cell>
          <table:table-cell table:style-name="ce3"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$premia.$A$1:.$B$13];2;0)*[.F15]" office:value-type="currency" office:currency="PLN" office:value="148.2" calcext:value-type="currency">
            <text:p>148,20 zł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5-10-06</text:p>
          </table:table-cell>
          <table:table-cell table:style-name="ce3"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$premia.$A$1:.$B$13];2;0)*[.F16]" office:value-type="currency" office:currency="PLN" office:value="70.5" calcext:value-type="currency">
            <text:p>70,50 zł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07-08</text:p>
          </table:table-cell>
          <table:table-cell table:style-name="ce3"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$premia.$A$1:.$B$13];2;0)*[.F17]" office:value-type="currency" office:currency="PLN" office:value="166.4" calcext:value-type="currency">
            <text:p>166,40 zł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02-19</text:p>
          </table:table-cell>
          <table:table-cell table:style-name="ce3"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$premia.$A$1:.$B$13];2;0)*[.F18]" office:value-type="currency" office:currency="PLN" office:value="165.1" calcext:value-type="currency">
            <text:p>165,10 zł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6-02-25</text:p>
          </table:table-cell>
          <table:table-cell table:style-name="ce3"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$premia.$A$1:.$B$13];2;0)*[.F19]" office:value-type="currency" office:currency="PLN" office:value="182" calcext:value-type="currency">
            <text:p>182,00 zł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06-01</text:p>
          </table:table-cell>
          <table:table-cell table:style-name="ce3"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$premia.$A$1:.$B$13];2;0)*[.F20]" office:value-type="currency" office:currency="PLN" office:value="171.6" calcext:value-type="currency">
            <text:p>171,60 zł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0-07-28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$premia.$A$1:.$B$13];2;0)*[.F21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9-05-04</text:p>
          </table:table-cell>
          <table:table-cell table:style-name="ce3"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$premia.$A$1:.$B$13];2;0)*[.F22]" office:value-type="currency" office:currency="PLN" office:value="394" calcext:value-type="currency">
            <text:p>394,00 zł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09-14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$premia.$A$1:.$B$13];2;0)*[.F23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0-10-31</text:p>
          </table:table-cell>
          <table:table-cell table:style-name="ce3"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$premia.$A$1:.$B$13];2;0)*[.F24]" office:value-type="currency" office:currency="PLN" office:value="107" calcext:value-type="currency">
            <text:p>107,00 zł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8-06-20</text:p>
          </table:table-cell>
          <table:table-cell table:style-name="ce3"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$premia.$A$1:.$B$13];2;0)*[.F25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3-04-27</text:p>
          </table:table-cell>
          <table:table-cell table:style-name="ce3"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$premia.$A$1:.$B$13];2;0)*[.F26]" office:value-type="currency" office:currency="PLN" office:value="82.2" calcext:value-type="currency">
            <text:p>82,20 zł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7-05-24</text:p>
          </table:table-cell>
          <table:table-cell table:style-name="ce3"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$premia.$A$1:.$B$13];2;0)*[.F27]" office:value-type="currency" office:currency="PLN" office:value="271.8" calcext:value-type="currency">
            <text:p>271,80 zł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3-04-01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$premia.$A$1:.$B$13];2;0)*[.F28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9-01-10</text:p>
          </table:table-cell>
          <table:table-cell table:style-name="ce3"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$premia.$A$1:.$B$13];2;0)*[.F29]" office:value-type="currency" office:currency="PLN" office:value="106" calcext:value-type="currency">
            <text:p>106,00 zł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1-04-09</text:p>
          </table:table-cell>
          <table:table-cell table:style-name="ce3"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$premia.$A$1:.$B$13];2;0)*[.F30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8-24</text:p>
          </table:table-cell>
          <table:table-cell table:style-name="ce3"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$premia.$A$1:.$B$13];2;0)*[.F31]" office:value-type="currency" office:currency="PLN" office:value="67" calcext:value-type="currency">
            <text:p>67,00 zł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12-04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$premia.$A$1:.$B$13];2;0)*[.F32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8-04-28</text:p>
          </table:table-cell>
          <table:table-cell table:style-name="ce3"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$premia.$A$1:.$B$13];2;0)*[.F33]" office:value-type="currency" office:currency="PLN" office:value="162.5" calcext:value-type="currency">
            <text:p>162,50 zł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07-22</text:p>
          </table:table-cell>
          <table:table-cell table:style-name="ce3"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$premia.$A$1:.$B$13];2;0)*[.F34]" office:value-type="currency" office:currency="PLN" office:value="137.8" calcext:value-type="currency">
            <text:p>137,80 zł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2-02-10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$premia.$A$1:.$B$13];2;0)*[.F35]" office:value-type="currency" office:currency="PLN" office:value="170.3" calcext:value-type="currency">
            <text:p>170,30 zł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9-12-29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$premia.$A$1:.$B$13];2;0)*[.F36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1-02-21</text:p>
          </table:table-cell>
          <table:table-cell table:style-name="ce3"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$premia.$A$1:.$B$13];2;0)*[.F37]" office:value-type="currency" office:currency="PLN" office:value="75" calcext:value-type="currency">
            <text:p>75,00 zł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6-06</text:p>
          </table:table-cell>
          <table:table-cell table:style-name="ce3"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$premia.$A$1:.$B$13];2;0)*[.F38]" office:value-type="currency" office:currency="PLN" office:value="69" calcext:value-type="currency">
            <text:p>69,00 zł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4-01-04</text:p>
          </table:table-cell>
          <table:table-cell table:style-name="ce3"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$premia.$A$1:.$B$13];2;0)*[.F39]" office:value-type="currency" office:currency="PLN" office:value="74" calcext:value-type="currency">
            <text:p>74,00 zł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0-10-20</text:p>
          </table:table-cell>
          <table:table-cell table:style-name="ce3"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$premia.$A$1:.$B$13];2;0)*[.F40]" office:value-type="currency" office:currency="PLN" office:value="59.5" calcext:value-type="currency">
            <text:p>59,50 zł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2-10-15</text:p>
          </table:table-cell>
          <table:table-cell table:style-name="ce3"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$premia.$A$1:.$B$13];2;0)*[.F41]" office:value-type="currency" office:currency="PLN" office:value="55.5" calcext:value-type="currency">
            <text:p>55,50 zł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7-05-15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$premia.$A$1:.$B$13];2;0)*[.F42]" office:value-type="currency" office:currency="PLN" office:value="133" calcext:value-type="currency">
            <text:p>133,00 zł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0-09-15</text:p>
          </table:table-cell>
          <table:table-cell table:style-name="ce3"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$premia.$A$1:.$B$13];2;0)*[.F43]" office:value-type="currency" office:currency="PLN" office:value="85.2" calcext:value-type="currency">
            <text:p>85,20 zł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2-06-26</text:p>
          </table:table-cell>
          <table:table-cell table:style-name="ce3"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$premia.$A$1:.$B$13];2;0)*[.F44]" office:value-type="currency" office:currency="PLN" office:value="192.4" calcext:value-type="currency">
            <text:p>192,40 zł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5-06-28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$premia.$A$1:.$B$13];2;0)*[.F45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02-16</text:p>
          </table:table-cell>
          <table:table-cell table:style-name="ce3"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$premia.$A$1:.$B$13];2;0)*[.F46]" office:value-type="currency" office:currency="PLN" office:value="148.2" calcext:value-type="currency">
            <text:p>148,20 zł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08-07</text:p>
          </table:table-cell>
          <table:table-cell table:style-name="ce3"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$premia.$A$1:.$B$13];2;0)*[.F47]" office:value-type="currency" office:currency="PLN" office:value="180.7" calcext:value-type="currency">
            <text:p>180,70 zł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0-01-27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$premia.$A$1:.$B$13];2;0)*[.F48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2-12-05</text:p>
          </table:table-cell>
          <table:table-cell table:style-name="ce3"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$premia.$A$1:.$B$13];2;0)*[.F49]" office:value-type="currency" office:currency="PLN" office:value="86.1" calcext:value-type="currency">
            <text:p>86,10 zł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2-06-13</text:p>
          </table:table-cell>
          <table:table-cell table:style-name="ce3"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$premia.$A$1:.$B$13];2;0)*[.F50]" office:value-type="currency" office:currency="PLN" office:value="72.6" calcext:value-type="currency">
            <text:p>72,60 zł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2-06-10</text:p>
          </table:table-cell>
          <table:table-cell table:style-name="ce3"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$premia.$A$1:.$B$13];2;0)*[.F51]" office:value-type="currency" office:currency="PLN" office:value="84.6" calcext:value-type="currency">
            <text:p>84,60 zł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2-07-26</text:p>
          </table:table-cell>
          <table:table-cell table:style-name="ce3"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$premia.$A$1:.$B$13];2;0)*[.F52]" office:value-type="currency" office:currency="PLN" office:value="87.6" calcext:value-type="currency">
            <text:p>87,60 zł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1-12-20</text:p>
          </table:table-cell>
          <table:table-cell table:style-name="ce3"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$premia.$A$1:.$B$13];2;0)*[.F53]" office:value-type="currency" office:currency="PLN" office:value="83.4" calcext:value-type="currency">
            <text:p>83,40 zł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0-10-21</text:p>
          </table:table-cell>
          <table:table-cell table:style-name="ce3"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$premia.$A$1:.$B$13];2;0)*[.F54]" office:value-type="currency" office:currency="PLN" office:value="71.4" calcext:value-type="currency">
            <text:p>71,40 zł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3-05-08</text:p>
          </table:table-cell>
          <table:table-cell table:style-name="ce3"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$premia.$A$1:.$B$13];2;0)*[.F55]" office:value-type="currency" office:currency="PLN" office:value="106.4" calcext:value-type="currency">
            <text:p>106,40 zł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5-05-31</text:p>
          </table:table-cell>
          <table:table-cell table:style-name="ce3"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$premia.$A$1:.$B$13];2;0)*[.F56]" office:value-type="currency" office:currency="PLN" office:value="82.2" calcext:value-type="currency">
            <text:p>82,20 zł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12-20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$premia.$A$1:.$B$13];2;0)*[.F57]" office:value-type="currency" office:currency="PLN" office:value="65" calcext:value-type="currency">
            <text:p>65,00 zł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2000-11-03</text:p>
          </table:table-cell>
          <table:table-cell table:style-name="ce3"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$premia.$A$1:.$B$13];2;0)*[.F58]" office:value-type="currency" office:currency="PLN" office:value="78.4" calcext:value-type="currency">
            <text:p>78,40 zł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10-10</text:p>
          </table:table-cell>
          <table:table-cell table:style-name="ce3"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$premia.$A$1:.$B$13];2;0)*[.F59]" office:value-type="currency" office:currency="PLN" office:value="176.8" calcext:value-type="currency">
            <text:p>176,80 zł</text:p>
          </table:table-cell>
        </table:table-row>
        <table:table-row table:style-name="ro1">
          <table:table-cell table:style-name="ce3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2-12-16</text:p>
          </table:table-cell>
          <table:table-cell table:style-name="ce3"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$premia.$A$1:.$B$13];2;0)*[.F60]" office:value-type="currency" office:currency="PLN" office:value="334.8" calcext:value-type="currency">
            <text:p>334,80 zł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6-04-28</text:p>
          </table:table-cell>
          <table:table-cell table:style-name="ce3"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$premia.$A$1:.$B$13];2;0)*[.F61]" office:value-type="currency" office:currency="PLN" office:value="66.6" calcext:value-type="currency">
            <text:p>66,60 zł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0-01-12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$premia.$A$1:.$B$13];2;0)*[.F62]" office:value-type="currency" office:currency="PLN" office:value="78" calcext:value-type="currency">
            <text:p>78,00 zł</text:p>
          </table:table-cell>
        </table:table-row>
        <table:table-row table:style-name="ro1">
          <table:table-cell table:style-name="ce3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0-06-16</text:p>
          </table:table-cell>
          <table:table-cell table:style-name="ce3"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$premia.$A$1:.$B$13];2;0)*[.F63]" office:value-type="currency" office:currency="PLN" office:value="334.8" calcext:value-type="currency">
            <text:p>334,80 zł</text:p>
          </table:table-cell>
        </table:table-row>
        <table:table-row table:style-name="ro1">
          <table:table-cell table:style-name="ce3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1-05-04</text:p>
          </table:table-cell>
          <table:table-cell table:style-name="ce3"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$premia.$A$1:.$B$13];2;0)*[.F64]" office:value-type="currency" office:currency="PLN" office:value="280.8" calcext:value-type="currency">
            <text:p>280,80 zł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2-10-24</text:p>
          </table:table-cell>
          <table:table-cell table:style-name="ce3"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$premia.$A$1:.$B$13];2;0)*[.F65]" office:value-type="currency" office:currency="PLN" office:value="163.8" calcext:value-type="currency">
            <text:p>163,80 zł</text:p>
          </table:table-cell>
        </table:table-row>
        <table:table-row table:style-name="ro1">
          <table:table-cell table:style-name="ce3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2-09-30</text:p>
          </table:table-cell>
          <table:table-cell table:style-name="ce3"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$premia.$A$1:.$B$13];2;0)*[.F66]" office:value-type="currency" office:currency="PLN" office:value="349.2" calcext:value-type="currency">
            <text:p>349,20 zł</text:p>
          </table:table-cell>
        </table:table-row>
        <table:table-row table:style-name="ro1">
          <table:table-cell table:style-name="ce3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7-08-28</text:p>
          </table:table-cell>
          <table:table-cell table:style-name="ce3"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$premia.$A$1:.$B$13];2;0)*[.F67]" office:value-type="currency" office:currency="PLN" office:value="318.6" calcext:value-type="currency">
            <text:p>318,60 zł</text:p>
          </table:table-cell>
        </table:table-row>
        <table:table-row table:style-name="ro1">
          <table:table-cell table:style-name="ce3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1-04-25</text:p>
          </table:table-cell>
          <table:table-cell table:style-name="ce3"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$premia.$A$1:.$B$13];2;0)*[.F68]" office:value-type="currency" office:currency="PLN" office:value="311.4" calcext:value-type="currency">
            <text:p>311,40 zł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7-08-28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$premia.$A$1:.$B$13];2;0)*[.F69]" office:value-type="currency" office:currency="PLN" office:value="70.2" calcext:value-type="currency">
            <text:p>70,20 zł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8-10</text:p>
          </table:table-cell>
          <table:table-cell table:style-name="ce3"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$premia.$A$1:.$B$13];2;0)*[.F70]" office:value-type="currency" office:currency="PLN" office:value="56" calcext:value-type="currency">
            <text:p>56,00 zł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5-02-15</text:p>
          </table:table-cell>
          <table:table-cell table:style-name="ce3"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$premia.$A$1:.$B$13];2;0)*[.F71]" office:value-type="currency" office:currency="PLN" office:value="66" calcext:value-type="currency">
            <text:p>66,00 zł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2001-08-21</text:p>
          </table:table-cell>
          <table:table-cell table:style-name="ce3"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$premia.$A$1:.$B$13];2;0)*[.F72]" office:value-type="currency" office:currency="PLN" office:value="94.5" calcext:value-type="currency">
            <text:p>94,50 zł</text:p>
          </table:table-cell>
        </table:table-row>
        <table:table-row table:style-name="ro1">
          <table:table-cell table:style-name="ce3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1-11-15</text:p>
          </table:table-cell>
          <table:table-cell table:style-name="ce3"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$premia.$A$1:.$B$13];2;0)*[.F73]" office:value-type="currency" office:currency="PLN" office:value="297" calcext:value-type="currency">
            <text:p>297,00 zł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1-08-21</text:p>
          </table:table-cell>
          <table:table-cell table:style-name="ce3"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$premia.$A$1:.$B$13];2;0)*[.F74]" office:value-type="currency" office:currency="PLN" office:value="83.4" calcext:value-type="currency">
            <text:p>83,40 zł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2-04-23</text:p>
          </table:table-cell>
          <table:table-cell table:style-name="ce3"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$premia.$A$1:.$B$13];2;0)*[.F75]" office:value-type="currency" office:currency="PLN" office:value="60.6" calcext:value-type="currency">
            <text:p>60,60 zł</text:p>
          </table:table-cell>
        </table:table-row>
        <table:table-row table:style-name="ro1">
          <table:table-cell table:style-name="ce3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5-10-29</text:p>
          </table:table-cell>
          <table:table-cell table:style-name="ce3"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$premia.$A$1:.$B$13];2;0)*[.F76]" office:value-type="currency" office:currency="PLN" office:value="311.4" calcext:value-type="currency">
            <text:p>311,40 zł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0-06-04</text:p>
          </table:table-cell>
          <table:table-cell table:style-name="ce3"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$premia.$A$1:.$B$13];2;0)*[.F77]" office:value-type="currency" office:currency="PLN" office:value="111.2" calcext:value-type="currency">
            <text:p>111,20 zł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06-01</text:p>
          </table:table-cell>
          <table:table-cell table:style-name="ce3"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$premia.$A$1:.$B$13];2;0)*[.F78]" office:value-type="currency" office:currency="PLN" office:value="144.3" calcext:value-type="currency">
            <text:p>144,30 zł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04-09</text:p>
          </table:table-cell>
          <table:table-cell table:style-name="ce3"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$premia.$A$1:.$B$13];2;0)*[.F79]" office:value-type="currency" office:currency="PLN" office:value="165.1" calcext:value-type="currency">
            <text:p>165,10 zł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7-01-27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$premia.$A$1:.$B$13];2;0)*[.F80]" office:value-type="currency" office:currency="PLN" office:value="239.4" calcext:value-type="currency">
            <text:p>239,40 zł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2-08-08</text:p>
          </table:table-cell>
          <table:table-cell table:style-name="ce3"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$premia.$A$1:.$B$13];2;0)*[.F81]" office:value-type="currency" office:currency="PLN" office:value="189.8" calcext:value-type="currency">
            <text:p>189,80 zł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4-06-01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$premia.$A$1:.$B$13];2;0)*[.F82]" office:value-type="currency" office:currency="PLN" office:value="93.1" calcext:value-type="currency">
            <text:p>93,10 zł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6-08-15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$premia.$A$1:.$B$13];2;0)*[.F83]" office:value-type="currency" office:currency="PLN" office:value="91.7" calcext:value-type="currency">
            <text:p>91,70 zł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9-12-28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$premia.$A$1:.$B$13];2;0)*[.F84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0-10-20</text:p>
          </table:table-cell>
          <table:table-cell table:style-name="ce3"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$premia.$A$1:.$B$13];2;0)*[.F85]" office:value-type="currency" office:currency="PLN" office:value="118" calcext:value-type="currency">
            <text:p>118,00 zł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4-08-04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$premia.$A$1:.$B$13];2;0)*[.F86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table:style-name="ce3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1-03-18</text:p>
          </table:table-cell>
          <table:table-cell table:style-name="ce3"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$premia.$A$1:.$B$13];2;0)*[.F87]" office:value-type="currency" office:currency="PLN" office:value="324" calcext:value-type="currency">
            <text:p>324,00 zł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7-08-08</text:p>
          </table:table-cell>
          <table:table-cell table:style-name="ce3"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$premia.$A$1:.$B$13];2;0)*[.F88]" office:value-type="currency" office:currency="PLN" office:value="66" calcext:value-type="currency">
            <text:p>66,00 zł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3-09-24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$premia.$A$1:.$B$13];2;0)*[.F89]" office:value-type="currency" office:currency="PLN" office:value="69" calcext:value-type="currency">
            <text:p>69,00 zł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4-10-25</text:p>
          </table:table-cell>
          <table:table-cell table:style-name="ce3"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$premia.$A$1:.$B$13];2;0)*[.F90]" office:value-type="currency" office:currency="PLN" office:value="84" calcext:value-type="currency">
            <text:p>84,00 zł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1-12-06</text:p>
          </table:table-cell>
          <table:table-cell table:style-name="ce3"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$premia.$A$1:.$B$13];2;0)*[.F91]" office:value-type="currency" office:currency="PLN" office:value="176.8" calcext:value-type="currency">
            <text:p>176,80 zł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1-11-23</text:p>
          </table:table-cell>
          <table:table-cell table:style-name="ce3"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$premia.$A$1:.$B$13];2;0)*[.F92]" office:value-type="currency" office:currency="PLN" office:value="167.7" calcext:value-type="currency">
            <text:p>167,70 zł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2002-09-08</text:p>
          </table:table-cell>
          <table:table-cell table:style-name="ce3"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$premia.$A$1:.$B$13];2;0)*[.F93]" office:value-type="currency" office:currency="PLN" office:value="93.8" calcext:value-type="currency">
            <text:p>93,80 zł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0-03-10</text:p>
          </table:table-cell>
          <table:table-cell table:style-name="ce3"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$premia.$A$1:.$B$13];2;0)*[.F94]" office:value-type="currency" office:currency="PLN" office:value="92.4" calcext:value-type="currency">
            <text:p>92,40 zł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2002-04-13</text:p>
          </table:table-cell>
          <table:table-cell table:style-name="ce3"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$premia.$A$1:.$B$13];2;0)*[.F95]" office:value-type="currency" office:currency="PLN" office:value="135" calcext:value-type="currency">
            <text:p>135,00 zł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2000-10-16</text:p>
          </table:table-cell>
          <table:table-cell table:style-name="ce3"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$premia.$A$1:.$B$13];2;0)*[.F96]" office:value-type="currency" office:currency="PLN" office:value="109.2" calcext:value-type="currency">
            <text:p>109,20 zł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4-07-13</text:p>
          </table:table-cell>
          <table:table-cell table:style-name="ce3"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$premia.$A$1:.$B$13];2;0)*[.F97]" office:value-type="currency" office:currency="PLN" office:value="86.8" calcext:value-type="currency">
            <text:p>86,80 zł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1-01-13</text:p>
          </table:table-cell>
          <table:table-cell table:style-name="ce3"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$premia.$A$1:.$B$13];2;0)*[.F98]" office:value-type="currency" office:currency="PLN" office:value="66.6" calcext:value-type="currency">
            <text:p>66,60 zł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2000-02-24</text:p>
          </table:table-cell>
          <table:table-cell table:style-name="ce3"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$premia.$A$1:.$B$13];2;0)*[.F99]" office:value-type="currency" office:currency="PLN" office:value="248.4" calcext:value-type="currency">
            <text:p>248,40 zł</text:p>
          </table:table-cell>
        </table:table-row>
        <table:table-row table:style-name="ro1">
          <table:table-cell table:style-name="ce3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0-04-24</text:p>
          </table:table-cell>
          <table:table-cell table:style-name="ce3"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$premia.$A$1:.$B$13];2;0)*[.F100]" office:value-type="currency" office:currency="PLN" office:value="329.4" calcext:value-type="currency">
            <text:p>329,40 zł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02-21</text:p>
          </table:table-cell>
          <table:table-cell table:style-name="ce3"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$premia.$A$1:.$B$13];2;0)*[.F101]" office:value-type="currency" office:currency="PLN" office:value="70" calcext:value-type="currency">
            <text:p>70,00 zł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1-09-18</text:p>
          </table:table-cell>
          <table:table-cell table:style-name="ce3"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$premia.$A$1:.$B$13];2;0)*[.F102]" office:value-type="currency" office:currency="PLN" office:value="140.4" calcext:value-type="currency">
            <text:p>140,40 zł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0-05-31</text:p>
          </table:table-cell>
          <table:table-cell table:style-name="ce3"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$premia.$A$1:.$B$13];2;0)*[.F103]" office:value-type="currency" office:currency="PLN" office:value="179.4" calcext:value-type="currency">
            <text:p>179,40 zł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9-11-22</text:p>
          </table:table-cell>
          <table:table-cell table:style-name="ce3"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$premia.$A$1:.$B$13];2;0)*[.F104]" office:value-type="currency" office:currency="PLN" office:value="378" calcext:value-type="currency">
            <text:p>378,00 zł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0-08-31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$premia.$A$1:.$B$13];2;0)*[.F105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3-12-22</text:p>
          </table:table-cell>
          <table:table-cell table:style-name="ce3"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$premia.$A$1:.$B$13];2;0)*[.F106]" office:value-type="currency" office:currency="PLN" office:value="436" calcext:value-type="currency">
            <text:p>436,00 zł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5-02-08</text:p>
          </table:table-cell>
          <table:table-cell table:style-name="ce3"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$premia.$A$1:.$B$13];2;0)*[.F107]" office:value-type="currency" office:currency="PLN" office:value="384" calcext:value-type="currency">
            <text:p>384,00 zł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5-02-04</text:p>
          </table:table-cell>
          <table:table-cell table:style-name="ce3"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$premia.$A$1:.$B$13];2;0)*[.F108]" office:value-type="currency" office:currency="PLN" office:value="200.4" calcext:value-type="currency">
            <text:p>200,40 zł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3-08-09</text:p>
          </table:table-cell>
          <table:table-cell table:style-name="ce3"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$premia.$A$1:.$B$13];2;0)*[.F109]" office:value-type="currency" office:currency="PLN" office:value="298.8" calcext:value-type="currency">
            <text:p>298,80 zł</text:p>
          </table:table-cell>
        </table:table-row>
        <table:table-row table:style-name="ro1">
          <table:table-cell table:style-name="ce3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6-08-07</text:p>
          </table:table-cell>
          <table:table-cell table:style-name="ce3"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$premia.$A$1:.$B$13];2;0)*[.F110]" office:value-type="currency" office:currency="PLN" office:value="324" calcext:value-type="currency">
            <text:p>324,00 zł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1-04-05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$premia.$A$1:.$B$13];2;0)*[.F111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0-01-05</text:p>
          </table:table-cell>
          <table:table-cell table:style-name="ce3"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$premia.$A$1:.$B$13];2;0)*[.F112]" office:value-type="currency" office:currency="PLN" office:value="190.8" calcext:value-type="currency">
            <text:p>190,80 zł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2-08-08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$premia.$A$1:.$B$13];2;0)*[.F113]" office:value-type="currency" office:currency="PLN" office:value="65" calcext:value-type="currency">
            <text:p>65,00 zł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05-17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$premia.$A$1:.$B$13];2;0)*[.F114]" office:value-type="currency" office:currency="PLN" office:value="58.5" calcext:value-type="currency">
            <text:p>58,50 zł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table:style-name="ce3" office:value-type="string" calcext:value-type="string">
            <text:p>1991-08-13</text:p>
          </table:table-cell>
          <table:table-cell table:style-name="ce3"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$premia.$A$1:.$B$13];2;0)*[.F115]" office:value-type="currency" office:currency="PLN" office:value="1162.5" calcext:value-type="currency">
            <text:p>1 162,50 zł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01-13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$premia.$A$1:.$B$13];2;0)*[.F116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8-26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$premia.$A$1:.$B$13];2;0)*[.F117]" office:value-type="currency" office:currency="PLN" office:value="65.5" calcext:value-type="currency">
            <text:p>65,50 zł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11-19</text:p>
          </table:table-cell>
          <table:table-cell table:style-name="ce3"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$premia.$A$1:.$B$13];2;0)*[.F118]" office:value-type="currency" office:currency="PLN" office:value="183.3" calcext:value-type="currency">
            <text:p>183,30 zł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2-09-29</text:p>
          </table:table-cell>
          <table:table-cell table:style-name="ce3"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$premia.$A$1:.$B$13];2;0)*[.F119]" office:value-type="currency" office:currency="PLN" office:value="73" calcext:value-type="currency">
            <text:p>73,00 zł</text:p>
          </table:table-cell>
        </table:table-row>
        <table:table-row table:style-name="ro1">
          <table:table-cell table:style-name="ce3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4-02-24</text:p>
          </table:table-cell>
          <table:table-cell table:style-name="ce3"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$premia.$A$1:.$B$13];2;0)*[.F120]" office:value-type="currency" office:currency="PLN" office:value="313.2" calcext:value-type="currency">
            <text:p>313,20 zł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1-07-04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$premia.$A$1:.$B$13];2;0)*[.F121]" office:value-type="currency" office:currency="PLN" office:value="92" calcext:value-type="currency">
            <text:p>92,00 zł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0-09-05</text:p>
          </table:table-cell>
          <table:table-cell table:style-name="ce3"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$premia.$A$1:.$B$13];2;0)*[.F122]" office:value-type="currency" office:currency="PLN" office:value="146" calcext:value-type="currency">
            <text:p>146,00 zł</text:p>
          </table:table-cell>
        </table:table-row>
        <table:table-row table:style-name="ro1">
          <table:table-cell table:style-name="ce3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1-07-21</text:p>
          </table:table-cell>
          <table:table-cell table:style-name="ce3"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$premia.$A$1:.$B$13];2;0)*[.F123]" office:value-type="currency" office:currency="PLN" office:value="338.4" calcext:value-type="currency">
            <text:p>338,40 zł</text:p>
          </table:table-cell>
        </table:table-row>
        <table:table-row table:style-name="ro1">
          <table:table-cell table:style-name="ce3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5-10-27</text:p>
          </table:table-cell>
          <table:table-cell table:style-name="ce3"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$premia.$A$1:.$B$13];2;0)*[.F124]" office:value-type="currency" office:currency="PLN" office:value="352.8" calcext:value-type="currency">
            <text:p>352,80 zł</text:p>
          </table:table-cell>
        </table:table-row>
        <table:table-row table:style-name="ro1">
          <table:table-cell table:style-name="ce3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6-11-09</text:p>
          </table:table-cell>
          <table:table-cell table:style-name="ce3"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$premia.$A$1:.$B$13];2;0)*[.F125]" office:value-type="currency" office:currency="PLN" office:value="331.2" calcext:value-type="currency">
            <text:p>331,20 zł</text:p>
          </table:table-cell>
        </table:table-row>
        <table:table-row table:style-name="ro1">
          <table:table-cell table:style-name="ce3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2-06-05</text:p>
          </table:table-cell>
          <table:table-cell table:style-name="ce3"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$premia.$A$1:.$B$13];2;0)*[.F126]" office:value-type="currency" office:currency="PLN" office:value="298.8" calcext:value-type="currency">
            <text:p>298,80 zł</text:p>
          </table:table-cell>
        </table:table-row>
        <table:table-row table:style-name="ro1">
          <table:table-cell table:style-name="ce3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0-11-23</text:p>
          </table:table-cell>
          <table:table-cell table:style-name="ce3"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$premia.$A$1:.$B$13];2;0)*[.F127]" office:value-type="currency" office:currency="PLN" office:value="329.4" calcext:value-type="currency">
            <text:p>329,40 zł</text:p>
          </table:table-cell>
        </table:table-row>
        <table:table-row table:style-name="ro1">
          <table:table-cell table:style-name="ce3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2-04-17</text:p>
          </table:table-cell>
          <table:table-cell table:style-name="ce3"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$premia.$A$1:.$B$13];2;0)*[.F128]" office:value-type="currency" office:currency="PLN" office:value="345.6" calcext:value-type="currency">
            <text:p>345,60 zł</text:p>
          </table:table-cell>
        </table:table-row>
        <table:table-row table:style-name="ro1">
          <table:table-cell table:style-name="ce3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7-03-17</text:p>
          </table:table-cell>
          <table:table-cell table:style-name="ce3"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$premia.$A$1:.$B$13];2;0)*[.F129]" office:value-type="currency" office:currency="PLN" office:value="275.4" calcext:value-type="currency">
            <text:p>275,40 zł</text:p>
          </table:table-cell>
        </table:table-row>
        <table:table-row table:style-name="ro1">
          <table:table-cell table:style-name="ce3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9-08-06</text:p>
          </table:table-cell>
          <table:table-cell table:style-name="ce3"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$premia.$A$1:.$B$13];2;0)*[.F130]" office:value-type="currency" office:currency="PLN" office:value="336.6" calcext:value-type="currency">
            <text:p>336,60 zł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3-12-20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$premia.$A$1:.$B$13];2;0)*[.F131]" office:value-type="currency" office:currency="PLN" office:value="104.8" calcext:value-type="currency">
            <text:p>104,80 zł</text:p>
          </table:table-cell>
        </table:table-row>
        <table:table-row table:style-name="ro1">
          <table:table-cell table:style-name="ce3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2-08-20</text:p>
          </table:table-cell>
          <table:table-cell table:style-name="ce3"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$premia.$A$1:.$B$13];2;0)*[.F132]" office:value-type="currency" office:currency="PLN" office:value="329.4" calcext:value-type="currency">
            <text:p>329,40 zł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0-05-05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$premia.$A$1:.$B$13];2;0)*[.F133]" office:value-type="currency" office:currency="PLN" office:value="78.6" calcext:value-type="currency">
            <text:p>78,60 zł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0-09-03</text:p>
          </table:table-cell>
          <table:table-cell table:style-name="ce3"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$premia.$A$1:.$B$13];2;0)*[.F134]" office:value-type="currency" office:currency="PLN" office:value="88.8" calcext:value-type="currency">
            <text:p>88,80 zł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7-02-11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$premia.$A$1:.$B$13];2;0)*[.F135]" office:value-type="currency" office:currency="PLN" office:value="81.9" calcext:value-type="currency">
            <text:p>81,90 zł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1-08-20</text:p>
          </table:table-cell>
          <table:table-cell table:style-name="ce3"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$premia.$A$1:.$B$13];2;0)*[.F136]" office:value-type="currency" office:currency="PLN" office:value="206.4" calcext:value-type="currency">
            <text:p>206,40 zł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1-04-17</text:p>
          </table:table-cell>
          <table:table-cell table:style-name="ce3"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$premia.$A$1:.$B$13];2;0)*[.F137]" office:value-type="currency" office:currency="PLN" office:value="76.2" calcext:value-type="currency">
            <text:p>76,20 zł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5-01-26</text:p>
          </table:table-cell>
          <table:table-cell table:style-name="ce3"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$premia.$A$1:.$B$13];2;0)*[.F138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4-04-20</text:p>
          </table:table-cell>
          <table:table-cell table:style-name="ce3"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$premia.$A$1:.$B$13];2;0)*[.F139]" office:value-type="currency" office:currency="PLN" office:value="85.8" calcext:value-type="currency">
            <text:p>85,80 zł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1-01-23</text:p>
          </table:table-cell>
          <table:table-cell table:style-name="ce3"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$premia.$A$1:.$B$13];2;0)*[.F140]" office:value-type="currency" office:currency="PLN" office:value="71.4" calcext:value-type="currency">
            <text:p>71,40 zł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2000-08-23</text:p>
          </table:table-cell>
          <table:table-cell table:style-name="ce3"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$premia.$A$1:.$B$13];2;0)*[.F141]" office:value-type="currency" office:currency="PLN" office:value="156.6" calcext:value-type="currency">
            <text:p>156,60 zł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1-10-31</text:p>
          </table:table-cell>
          <table:table-cell table:style-name="ce3"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$premia.$A$1:.$B$13];2;0)*[.F142]" office:value-type="currency" office:currency="PLN" office:value="154.7" calcext:value-type="currency">
            <text:p>154,70 zł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6-11-12</text:p>
          </table:table-cell>
          <table:table-cell table:style-name="ce3"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$premia.$A$1:.$B$13];2;0)*[.F143]" office:value-type="currency" office:currency="PLN" office:value="189.8" calcext:value-type="currency">
            <text:p>189,80 zł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6-05-06</text:p>
          </table:table-cell>
          <table:table-cell table:style-name="ce3"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$premia.$A$1:.$B$13];2;0)*[.F144]" office:value-type="currency" office:currency="PLN" office:value="167.4" calcext:value-type="currency">
            <text:p>167,40 zł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0-10-08</text:p>
          </table:table-cell>
          <table:table-cell table:style-name="ce3"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$premia.$A$1:.$B$13];2;0)*[.F145]" office:value-type="currency" office:currency="PLN" office:value="201.6" calcext:value-type="currency">
            <text:p>201,60 zł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7-05-05</text:p>
          </table:table-cell>
          <table:table-cell table:style-name="ce3"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$premia.$A$1:.$B$13];2;0)*[.F146]" office:value-type="currency" office:currency="PLN" office:value="72.6" calcext:value-type="currency">
            <text:p>72,60 zł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8-12-26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$premia.$A$1:.$B$13];2;0)*[.F147]" office:value-type="currency" office:currency="PLN" office:value="79.8" calcext:value-type="currency">
            <text:p>79,80 zł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5-06-27</text:p>
          </table:table-cell>
          <table:table-cell table:style-name="ce3"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$premia.$A$1:.$B$13];2;0)*[.F148]" office:value-type="currency" office:currency="PLN" office:value="137.8" calcext:value-type="currency">
            <text:p>137,80 zł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9-10-25</text:p>
          </table:table-cell>
          <table:table-cell table:style-name="ce3"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$premia.$A$1:.$B$13];2;0)*[.F149]" office:value-type="currency" office:currency="PLN" office:value="145.8" calcext:value-type="currency">
            <text:p>145,80 zł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8-03-12</text:p>
          </table:table-cell>
          <table:table-cell table:style-name="ce3"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$premia.$A$1:.$B$13];2;0)*[.F150]" office:value-type="currency" office:currency="PLN" office:value="166.4" calcext:value-type="currency">
            <text:p>166,40 zł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6-07-09</text:p>
          </table:table-cell>
          <table:table-cell table:style-name="ce3"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$premia.$A$1:.$B$13];2;0)*[.F151]" office:value-type="currency" office:currency="PLN" office:value="55" calcext:value-type="currency">
            <text:p>55,00 zł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9-06-20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$premia.$A$1:.$B$13];2;0)*[.F152]" office:value-type="currency" office:currency="PLN" office:value="131" calcext:value-type="currency">
            <text:p>131,00 zł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2-04-23</text:p>
          </table:table-cell>
          <table:table-cell table:style-name="ce3"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$premia.$A$1:.$B$13];2;0)*[.F153]" office:value-type="currency" office:currency="PLN" office:value="163.8" calcext:value-type="currency">
            <text:p>163,80 zł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0-08-30</text:p>
          </table:table-cell>
          <table:table-cell table:style-name="ce3"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$premia.$A$1:.$B$13];2;0)*[.F154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2000-01-18</text:p>
          </table:table-cell>
          <table:table-cell table:style-name="ce3"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$premia.$A$1:.$B$13];2;0)*[.F155]" office:value-type="currency" office:currency="PLN" office:value="81.2" calcext:value-type="currency">
            <text:p>81,20 zł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2000-02-01</text:p>
          </table:table-cell>
          <table:table-cell table:style-name="ce3"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$premia.$A$1:.$B$13];2;0)*[.F156]" office:value-type="currency" office:currency="PLN" office:value="123" calcext:value-type="currency">
            <text:p>123,00 zł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5-04-14</text:p>
          </table:table-cell>
          <table:table-cell table:style-name="ce3"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$premia.$A$1:.$B$13];2;0)*[.F157]" office:value-type="currency" office:currency="PLN" office:value="143" calcext:value-type="currency">
            <text:p>143,00 zł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6-09-07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$premia.$A$1:.$B$13];2;0)*[.F158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07-31</text:p>
          </table:table-cell>
          <table:table-cell table:style-name="ce3"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$premia.$A$1:.$B$13];2;0)*[.F159]" office:value-type="currency" office:currency="PLN" office:value="191.1" calcext:value-type="currency">
            <text:p>191,10 zł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4-07-13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$premia.$A$1:.$B$13];2;0)*[.F160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3-08-27</text:p>
          </table:table-cell>
          <table:table-cell table:style-name="ce3"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$premia.$A$1:.$B$13];2;0)*[.F161]" office:value-type="currency" office:currency="PLN" office:value="180.9" calcext:value-type="currency">
            <text:p>180,90 zł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1-08-27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$premia.$A$1:.$B$13];2;0)*[.F162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4-03-15</text:p>
          </table:table-cell>
          <table:table-cell table:style-name="ce3"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$premia.$A$1:.$B$13];2;0)*[.F163]" office:value-type="currency" office:currency="PLN" office:value="398" calcext:value-type="currency">
            <text:p>398,00 zł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7-01-20</text:p>
          </table:table-cell>
          <table:table-cell table:style-name="ce3"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$premia.$A$1:.$B$13];2;0)*[.F164]" office:value-type="currency" office:currency="PLN" office:value="72" calcext:value-type="currency">
            <text:p>72,00 zł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9-11-28</text:p>
          </table:table-cell>
          <table:table-cell table:style-name="ce3"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$premia.$A$1:.$B$13];2;0)*[.F165]" office:value-type="currency" office:currency="PLN" office:value="174.2" calcext:value-type="currency">
            <text:p>174,20 zł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table:style-name="ce3" office:value-type="string" calcext:value-type="string">
            <text:p>1990-02-04</text:p>
          </table:table-cell>
          <table:table-cell table:style-name="ce3"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$premia.$A$1:.$B$13];2;0)*[.F166]" office:value-type="currency" office:currency="PLN" office:value="657.8" calcext:value-type="currency">
            <text:p>657,80 zł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6-06-18</text:p>
          </table:table-cell>
          <table:table-cell table:style-name="ce3"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$premia.$A$1:.$B$13];2;0)*[.F167]" office:value-type="currency" office:currency="PLN" office:value="180" calcext:value-type="currency">
            <text:p>180,00 zł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7-03-07</text:p>
          </table:table-cell>
          <table:table-cell table:style-name="ce3"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$premia.$A$1:.$B$13];2;0)*[.F168]" office:value-type="currency" office:currency="PLN" office:value="144.9" calcext:value-type="currency">
            <text:p>144,90 zł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3-06-28</text:p>
          </table:table-cell>
          <table:table-cell table:style-name="ce3"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$premia.$A$1:.$B$13];2;0)*[.F169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5-01-16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$premia.$A$1:.$B$13];2;0)*[.F170]" office:value-type="currency" office:currency="PLN" office:value="85.4" calcext:value-type="currency">
            <text:p>85,40 zł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1-08-24</text:p>
          </table:table-cell>
          <table:table-cell table:style-name="ce3"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$premia.$A$1:.$B$13];2;0)*[.F171]" office:value-type="currency" office:currency="PLN" office:value="144.3" calcext:value-type="currency">
            <text:p>144,30 zł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2002-04-01</text:p>
          </table:table-cell>
          <table:table-cell table:style-name="ce3"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$premia.$A$1:.$B$13];2;0)*[.F172]" office:value-type="currency" office:currency="PLN" office:value="98.7" calcext:value-type="currency">
            <text:p>98,70 zł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7-10-07</text:p>
          </table:table-cell>
          <table:table-cell table:style-name="ce3"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$premia.$A$1:.$B$13];2;0)*[.F173]" office:value-type="currency" office:currency="PLN" office:value="110" calcext:value-type="currency">
            <text:p>110,00 zł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5-10-06</text:p>
          </table:table-cell>
          <table:table-cell table:style-name="ce3"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$premia.$A$1:.$B$13];2;0)*[.F174]" office:value-type="currency" office:currency="PLN" office:value="61.2" calcext:value-type="currency">
            <text:p>61,20 zł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2002-09-27</text:p>
          </table:table-cell>
          <table:table-cell table:style-name="ce3"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$premia.$A$1:.$B$13];2;0)*[.F175]" office:value-type="currency" office:currency="PLN" office:value="386" calcext:value-type="currency">
            <text:p>386,00 zł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1-02-11</text:p>
          </table:table-cell>
          <table:table-cell table:style-name="ce3"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$premia.$A$1:.$B$13];2;0)*[.F176]" office:value-type="currency" office:currency="PLN" office:value="102" calcext:value-type="currency">
            <text:p>102,00 zł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5-04-18</text:p>
          </table:table-cell>
          <table:table-cell table:style-name="ce3"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$premia.$A$1:.$B$13];2;0)*[.F177]" office:value-type="currency" office:currency="PLN" office:value="311.4" calcext:value-type="currency">
            <text:p>311,40 zł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2-09-30</text:p>
          </table:table-cell>
          <table:table-cell table:style-name="ce3"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$premia.$A$1:.$B$13];2;0)*[.F178]" office:value-type="currency" office:currency="PLN" office:value="288" calcext:value-type="currency">
            <text:p>288,00 zł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03-03</text:p>
          </table:table-cell>
          <table:table-cell table:style-name="ce3"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$premia.$A$1:.$B$13];2;0)*[.F179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8-01-03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$premia.$A$1:.$B$13];2;0)*[.F180]" office:value-type="currency" office:currency="PLN" office:value="172.9" calcext:value-type="currency">
            <text:p>172,90 zł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2-08-22</text:p>
          </table:table-cell>
          <table:table-cell table:style-name="ce3"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$premia.$A$1:.$B$13];2;0)*[.F181]" office:value-type="currency" office:currency="PLN" office:value="75" calcext:value-type="currency">
            <text:p>75,00 zł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05-19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$premia.$A$1:.$B$13];2;0)*[.F182]" office:value-type="currency" office:currency="PLN" office:value="158.6" calcext:value-type="currency">
            <text:p>158,60 zł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table:style-name="ce3" office:value-type="string" calcext:value-type="string">
            <text:p>1997-01-19</text:p>
          </table:table-cell>
          <table:table-cell table:style-name="ce3"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$premia.$A$1:.$B$13];2;0)*[.F183]" office:value-type="currency" office:currency="PLN" office:value="550" calcext:value-type="currency">
            <text:p>550,00 zł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1-01-02</text:p>
          </table:table-cell>
          <table:table-cell table:style-name="ce3"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$premia.$A$1:.$B$13];2;0)*[.F184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7-03-21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$premia.$A$1:.$B$13];2;0)*[.F185]" office:value-type="currency" office:currency="PLN" office:value="234" calcext:value-type="currency">
            <text:p>234,00 zł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6-11-23</text:p>
          </table:table-cell>
          <table:table-cell table:style-name="ce3"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$premia.$A$1:.$B$13];2;0)*[.F186]" office:value-type="currency" office:currency="PLN" office:value="85.8" calcext:value-type="currency">
            <text:p>85,80 zł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6-08-23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$premia.$A$1:.$B$13];2;0)*[.F187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0-10-18</text:p>
          </table:table-cell>
          <table:table-cell table:style-name="ce3"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$premia.$A$1:.$B$13];2;0)*[.F188]" office:value-type="currency" office:currency="PLN" office:value="61.2" calcext:value-type="currency">
            <text:p>61,20 zł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5-07-24</text:p>
          </table:table-cell>
          <table:table-cell table:style-name="ce3"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$premia.$A$1:.$B$13];2;0)*[.F189]" office:value-type="currency" office:currency="PLN" office:value="166.4" calcext:value-type="currency">
            <text:p>166,40 zł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8-09-18</text:p>
          </table:table-cell>
          <table:table-cell table:style-name="ce3"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$premia.$A$1:.$B$13];2;0)*[.F190]" office:value-type="currency" office:currency="PLN" office:value="62.5" calcext:value-type="currency">
            <text:p>62,50 zł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2-03</text:p>
          </table:table-cell>
          <table:table-cell table:style-name="ce3"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$premia.$A$1:.$B$13];2;0)*[.F191]" office:value-type="currency" office:currency="PLN" office:value="75.5" calcext:value-type="currency">
            <text:p>75,50 zł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01-04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$premia.$A$1:.$B$13];2;0)*[.F192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1-08-21</text:p>
          </table:table-cell>
          <table:table-cell table:style-name="ce3"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$premia.$A$1:.$B$13];2;0)*[.F193]" office:value-type="currency" office:currency="PLN" office:value="87.6" calcext:value-type="currency">
            <text:p>87,60 zł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3-01-28</text:p>
          </table:table-cell>
          <table:table-cell table:style-name="ce3"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$premia.$A$1:.$B$13];2;0)*[.F194]" office:value-type="currency" office:currency="PLN" office:value="62.4" calcext:value-type="currency">
            <text:p>62,40 zł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8-07-26</text:p>
          </table:table-cell>
          <table:table-cell table:style-name="ce3"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$premia.$A$1:.$B$13];2;0)*[.F195]" office:value-type="currency" office:currency="PLN" office:value="159.9" calcext:value-type="currency">
            <text:p>159,90 zł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12-14</text:p>
          </table:table-cell>
          <table:table-cell table:style-name="ce3"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$premia.$A$1:.$B$13];2;0)*[.F196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6-03-15</text:p>
          </table:table-cell>
          <table:table-cell table:style-name="ce3"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$premia.$A$1:.$B$13];2;0)*[.F197]" office:value-type="currency" office:currency="PLN" office:value="154.7" calcext:value-type="currency">
            <text:p>154,70 zł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03-17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$premia.$A$1:.$B$13];2;0)*[.F198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0-07-27</text:p>
          </table:table-cell>
          <table:table-cell table:style-name="ce3"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$premia.$A$1:.$B$13];2;0)*[.F199]" office:value-type="currency" office:currency="PLN" office:value="64.5" calcext:value-type="currency">
            <text:p>64,50 zł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4-02-01</text:p>
          </table:table-cell>
          <table:table-cell table:style-name="ce3"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$premia.$A$1:.$B$13];2;0)*[.F200]" office:value-type="currency" office:currency="PLN" office:value="75.5" calcext:value-type="currency">
            <text:p>75,50 zł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2-05-02</text:p>
          </table:table-cell>
          <table:table-cell table:style-name="ce3"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$premia.$A$1:.$B$13];2;0)*[.F201]" office:value-type="currency" office:currency="PLN" office:value="153.4" calcext:value-type="currency">
            <text:p>153,40 zł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09-19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$premia.$A$1:.$B$13];2;0)*[.F202]" office:value-type="currency" office:currency="PLN" office:value="57.5" calcext:value-type="currency">
            <text:p>57,50 zł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9-11-07</text:p>
          </table:table-cell>
          <table:table-cell table:style-name="ce3"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$premia.$A$1:.$B$13];2;0)*[.F203]" office:value-type="currency" office:currency="PLN" office:value="113" calcext:value-type="currency">
            <text:p>113,00 zł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12-05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$premia.$A$1:.$B$13];2;0)*[.F204]" office:value-type="currency" office:currency="PLN" office:value="66.5" calcext:value-type="currency">
            <text:p>66,50 zł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10-13</text:p>
          </table:table-cell>
          <table:table-cell table:style-name="ce3"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$premia.$A$1:.$B$13];2;0)*[.F205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6-09-11</text:p>
          </table:table-cell>
          <table:table-cell table:style-name="ce3"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$premia.$A$1:.$B$13];2;0)*[.F206]" office:value-type="currency" office:currency="PLN" office:value="72" calcext:value-type="currency">
            <text:p>72,00 zł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1-02-20</text:p>
          </table:table-cell>
          <table:table-cell table:style-name="ce3"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$premia.$A$1:.$B$13];2;0)*[.F207]" office:value-type="currency" office:currency="PLN" office:value="141" calcext:value-type="currency">
            <text:p>141,00 zł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0-08-16</text:p>
          </table:table-cell>
          <table:table-cell table:style-name="ce3"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$premia.$A$1:.$B$13];2;0)*[.F208]" office:value-type="currency" office:currency="PLN" office:value="76.5" calcext:value-type="currency">
            <text:p>76,50 zł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2001-01-17</text:p>
          </table:table-cell>
          <table:table-cell table:style-name="ce3"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$premia.$A$1:.$B$13];2;0)*[.F209]" office:value-type="currency" office:currency="PLN" office:value="252" calcext:value-type="currency">
            <text:p>252,00 zł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3-12-03</text:p>
          </table:table-cell>
          <table:table-cell table:style-name="ce3"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$premia.$A$1:.$B$13];2;0)*[.F210]" office:value-type="currency" office:currency="PLN" office:value="61.5" calcext:value-type="currency">
            <text:p>61,50 zł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5-12</text:p>
          </table:table-cell>
          <table:table-cell table:style-name="ce3"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$premia.$A$1:.$B$13];2;0)*[.F211]" office:value-type="currency" office:currency="PLN" office:value="73.5" calcext:value-type="currency">
            <text:p>73,50 zł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0-03-31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$premia.$A$1:.$B$13];2;0)*[.F212]" office:value-type="currency" office:currency="PLN" office:value="61" calcext:value-type="currency">
            <text:p>61,00 zł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5-10-07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$premia.$A$1:.$B$13];2;0)*[.F213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5-12-08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$premia.$A$1:.$B$13];2;0)*[.F214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9-03-24</text:p>
          </table:table-cell>
          <table:table-cell table:style-name="ce3"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$premia.$A$1:.$B$13];2;0)*[.F215]" office:value-type="currency" office:currency="PLN" office:value="376" calcext:value-type="currency">
            <text:p>376,00 zł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07-29</text:p>
          </table:table-cell>
          <table:table-cell table:style-name="ce3"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$premia.$A$1:.$B$13];2;0)*[.F216]" office:value-type="currency" office:currency="PLN" office:value="67.5" calcext:value-type="currency">
            <text:p>67,50 zł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0-12-06</text:p>
          </table:table-cell>
          <table:table-cell table:style-name="ce3"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$premia.$A$1:.$B$13];2;0)*[.F217]" office:value-type="currency" office:currency="PLN" office:value="63" calcext:value-type="currency">
            <text:p>63,00 zł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1-03-26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$premia.$A$1:.$B$13];2;0)*[.F218]" office:value-type="currency" office:currency="PLN" office:value="65.5" calcext:value-type="currency">
            <text:p>65,50 zł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5-11-03</text:p>
          </table:table-cell>
          <table:table-cell table:style-name="ce3"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$premia.$A$1:.$B$13];2;0)*[.F219]" office:value-type="currency" office:currency="PLN" office:value="76" calcext:value-type="currency">
            <text:p>76,00 zł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1-08-22</text:p>
          </table:table-cell>
          <table:table-cell table:style-name="ce3"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$premia.$A$1:.$B$13];2;0)*[.F220]" office:value-type="currency" office:currency="PLN" office:value="280.8" calcext:value-type="currency">
            <text:p>280,80 zł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3-05-30</text:p>
          </table:table-cell>
          <table:table-cell table:style-name="ce3"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$premia.$A$1:.$B$13];2;0)*[.F221]" office:value-type="currency" office:currency="PLN" office:value="132" calcext:value-type="currency">
            <text:p>132,00 zł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9-08-21</text:p>
          </table:table-cell>
          <table:table-cell table:style-name="ce3"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$premia.$A$1:.$B$13];2;0)*[.F222]" office:value-type="currency" office:currency="PLN" office:value="320.4" calcext:value-type="currency">
            <text:p>320,40 zł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2-01-30</text:p>
          </table:table-cell>
          <table:table-cell table:style-name="ce3"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$premia.$A$1:.$B$13];2;0)*[.F223]" office:value-type="currency" office:currency="PLN" office:value="133.9" calcext:value-type="currency">
            <text:p>133,90 zł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3-10-07</text:p>
          </table:table-cell>
          <table:table-cell table:style-name="ce3"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$premia.$A$1:.$B$13];2;0)*[.F224]" office:value-type="currency" office:currency="PLN" office:value="60.6" calcext:value-type="currency">
            <text:p>60,60 zł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2001-02-20</text:p>
          </table:table-cell>
          <table:table-cell table:style-name="ce3"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$premia.$A$1:.$B$13];2;0)*[.F225]" office:value-type="currency" office:currency="PLN" office:value="246.6" calcext:value-type="currency">
            <text:p>246,60 zł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5-12-17</text:p>
          </table:table-cell>
          <table:table-cell table:style-name="ce3"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$premia.$A$1:.$B$13];2;0)*[.F226]" office:value-type="currency" office:currency="PLN" office:value="154.7" calcext:value-type="currency">
            <text:p>154,70 zł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0-02-15</text:p>
          </table:table-cell>
          <table:table-cell table:style-name="ce3"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$premia.$A$1:.$B$13];2;0)*[.F227]" office:value-type="currency" office:currency="PLN" office:value="64" calcext:value-type="currency">
            <text:p>64,00 zł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2001-09-23</text:p>
          </table:table-cell>
          <table:table-cell table:style-name="ce3"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$premia.$A$1:.$B$13];2;0)*[.F228]" office:value-type="currency" office:currency="PLN" office:value="244.8" calcext:value-type="currency">
            <text:p>244,80 zł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9-04-02</text:p>
          </table:table-cell>
          <table:table-cell table:style-name="ce3"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$premia.$A$1:.$B$13];2;0)*[.F229]" office:value-type="currency" office:currency="PLN" office:value="163.8" calcext:value-type="currency">
            <text:p>163,80 zł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5-04-12</text:p>
          </table:table-cell>
          <table:table-cell table:style-name="ce3"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$premia.$A$1:.$B$13];2;0)*[.F230]" office:value-type="currency" office:currency="PLN" office:value="250.2" calcext:value-type="currency">
            <text:p>250,20 zł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2-02-24</text:p>
          </table:table-cell>
          <table:table-cell table:style-name="ce3"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$premia.$A$1:.$B$13];2;0)*[.F231]" office:value-type="currency" office:currency="PLN" office:value="111.2" calcext:value-type="currency">
            <text:p>111,20 zł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0-11-02</text:p>
          </table:table-cell>
          <table:table-cell table:style-name="ce3"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$premia.$A$1:.$B$13];2;0)*[.F232]" office:value-type="currency" office:currency="PLN" office:value="126.4" calcext:value-type="currency">
            <text:p>126,40 zł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1-11-06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$premia.$A$1:.$B$13];2;0)*[.F233]" office:value-type="currency" office:currency="PLN" office:value="152.1" calcext:value-type="currency">
            <text:p>152,10 zł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0-01-30</text:p>
          </table:table-cell>
          <table:table-cell table:style-name="ce3"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$premia.$A$1:.$B$13];2;0)*[.F234]" office:value-type="currency" office:currency="PLN" office:value="130" calcext:value-type="currency">
            <text:p>130,00 zł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6-05-22</text:p>
          </table:table-cell>
          <table:table-cell table:style-name="ce3"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$premia.$A$1:.$B$13];2;0)*[.F235]" office:value-type="currency" office:currency="PLN" office:value="434" calcext:value-type="currency">
            <text:p>434,00 zł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2-04-30</text:p>
          </table:table-cell>
          <table:table-cell table:style-name="ce3"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$premia.$A$1:.$B$13];2;0)*[.F236]" office:value-type="currency" office:currency="PLN" office:value="67.2" calcext:value-type="currency">
            <text:p>67,20 zł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0-12-25</text:p>
          </table:table-cell>
          <table:table-cell table:style-name="ce3"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$premia.$A$1:.$B$13];2;0)*[.F237]" office:value-type="currency" office:currency="PLN" office:value="118.4" calcext:value-type="currency">
            <text:p>118,40 zł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1-07-19</text:p>
          </table:table-cell>
          <table:table-cell table:style-name="ce3"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$premia.$A$1:.$B$13];2;0)*[.F238]" office:value-type="currency" office:currency="PLN" office:value="91.2" calcext:value-type="currency">
            <text:p>91,20 zł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7-03-27</text:p>
          </table:table-cell>
          <table:table-cell table:style-name="ce3"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$premia.$A$1:.$B$13];2;0)*[.F239]" office:value-type="currency" office:currency="PLN" office:value="92.8" calcext:value-type="currency">
            <text:p>92,80 zł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5-10-03</text:p>
          </table:table-cell>
          <table:table-cell table:style-name="ce3"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$premia.$A$1:.$B$13];2;0)*[.F240]" office:value-type="currency" office:currency="PLN" office:value="103.2" calcext:value-type="currency">
            <text:p>103,20 zł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0-09-20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$premia.$A$1:.$B$13];2;0)*[.F241]" office:value-type="currency" office:currency="PLN" office:value="92" calcext:value-type="currency">
            <text:p>92,00 zł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6-06-14</text:p>
          </table:table-cell>
          <table:table-cell table:style-name="ce3"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$premia.$A$1:.$B$13];2;0)*[.F242]" office:value-type="currency" office:currency="PLN" office:value="68.5" calcext:value-type="currency">
            <text:p>68,50 zł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9-09-27</text:p>
          </table:table-cell>
          <table:table-cell table:style-name="ce3"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$premia.$A$1:.$B$13];2;0)*[.F243]" office:value-type="currency" office:currency="PLN" office:value="91.2" calcext:value-type="currency">
            <text:p>91,20 zł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0-05-24</text:p>
          </table:table-cell>
          <table:table-cell table:style-name="ce3"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$premia.$A$1:.$B$13];2;0)*[.F244]" office:value-type="currency" office:currency="PLN" office:value="96" calcext:value-type="currency">
            <text:p>96,00 zł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8-11-27</text:p>
          </table:table-cell>
          <table:table-cell table:style-name="ce3"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$premia.$A$1:.$B$13];2;0)*[.F245]" office:value-type="currency" office:currency="PLN" office:value="83.4" calcext:value-type="currency">
            <text:p>83,40 zł</text:p>
          </table:table-cell>
        </table:table-row>
        <table:table-row table:style-name="ro1">
          <table:table-cell table:style-name="ce3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2-03-25</text:p>
          </table:table-cell>
          <table:table-cell table:style-name="ce3"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$premia.$A$1:.$B$13];2;0)*[.F246]" office:value-type="currency" office:currency="PLN" office:value="320.4" calcext:value-type="currency">
            <text:p>320,40 zł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7-09-19</text:p>
          </table:table-cell>
          <table:table-cell table:style-name="ce3"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$premia.$A$1:.$B$13];2;0)*[.F247]" office:value-type="currency" office:currency="PLN" office:value="100.8" calcext:value-type="currency">
            <text:p>100,80 zł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10-28</text:p>
          </table:table-cell>
          <table:table-cell table:style-name="ce3"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$premia.$A$1:.$B$13];2;0)*[.F248]" office:value-type="currency" office:currency="PLN" office:value="191.1" calcext:value-type="currency">
            <text:p>191,10 zł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0-05-29</text:p>
          </table:table-cell>
          <table:table-cell table:style-name="ce3"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$premia.$A$1:.$B$13];2;0)*[.F249]" office:value-type="currency" office:currency="PLN" office:value="129" calcext:value-type="currency">
            <text:p>129,00 zł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1-10-07</text:p>
          </table:table-cell>
          <table:table-cell table:style-name="ce3"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$premia.$A$1:.$B$13];2;0)*[.F250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9-12-13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$premia.$A$1:.$B$13];2;0)*[.F251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6-08-16</text:p>
          </table:table-cell>
          <table:table-cell table:style-name="ce3"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$premia.$A$1:.$B$13];2;0)*[.F252]" office:value-type="currency" office:currency="PLN" office:value="120.8" calcext:value-type="currency">
            <text:p>120,80 zł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1-04-17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$premia.$A$1:.$B$13];2;0)*[.F253]" office:value-type="currency" office:currency="PLN" office:value="119.2" calcext:value-type="currency">
            <text:p>119,20 zł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8-05-20</text:p>
          </table:table-cell>
          <table:table-cell table:style-name="ce3"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$premia.$A$1:.$B$13];2;0)*[.F254]" office:value-type="currency" office:currency="PLN" office:value="108.8" calcext:value-type="currency">
            <text:p>108,80 zł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0-11-07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$premia.$A$1:.$B$13];2;0)*[.F255]" office:value-type="currency" office:currency="PLN" office:value="104" calcext:value-type="currency">
            <text:p>104,00 zł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0-10-21</text:p>
          </table:table-cell>
          <table:table-cell table:style-name="ce3"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$premia.$A$1:.$B$13];2;0)*[.F256]" office:value-type="currency" office:currency="PLN" office:value="102.4" calcext:value-type="currency">
            <text:p>102,40 zł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0-08-24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$premia.$A$1:.$B$13];2;0)*[.F257]" office:value-type="currency" office:currency="PLN" office:value="104" calcext:value-type="currency">
            <text:p>104,00 zł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3-03-29</text:p>
          </table:table-cell>
          <table:table-cell table:style-name="ce3"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$premia.$A$1:.$B$13];2;0)*[.F258]" office:value-type="currency" office:currency="PLN" office:value="66" calcext:value-type="currency">
            <text:p>66,00 zł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2-04-04</text:p>
          </table:table-cell>
          <table:table-cell table:style-name="ce3"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$premia.$A$1:.$B$13];2;0)*[.F259]" office:value-type="currency" office:currency="PLN" office:value="56" calcext:value-type="currency">
            <text:p>56,00 zł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4-02-13</text:p>
          </table:table-cell>
          <table:table-cell table:style-name="ce3"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$premia.$A$1:.$B$13];2;0)*[.F260]" office:value-type="currency" office:currency="PLN" office:value="132" calcext:value-type="currency">
            <text:p>132,00 zł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0-05-01</text:p>
          </table:table-cell>
          <table:table-cell table:style-name="ce3"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$premia.$A$1:.$B$13];2;0)*[.F261]" office:value-type="currency" office:currency="PLN" office:value="74" calcext:value-type="currency">
            <text:p>74,00 zł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9-06-20</text:p>
          </table:table-cell>
          <table:table-cell table:style-name="ce3"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$premia.$A$1:.$B$13];2;0)*[.F262]" office:value-type="currency" office:currency="PLN" office:value="428" calcext:value-type="currency">
            <text:p>428,00 zł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0-11-22</text:p>
          </table:table-cell>
          <table:table-cell table:style-name="ce3"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$premia.$A$1:.$B$13];2;0)*[.F263]" office:value-type="currency" office:currency="PLN" office:value="76.5" calcext:value-type="currency">
            <text:p>76,50 zł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8-07-12</text:p>
          </table:table-cell>
          <table:table-cell table:style-name="ce3"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$premia.$A$1:.$B$13];2;0)*[.F264]" office:value-type="currency" office:currency="PLN" office:value="121" calcext:value-type="currency">
            <text:p>121,00 zł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0-01-16</text:p>
          </table:table-cell>
          <table:table-cell table:style-name="ce3"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$premia.$A$1:.$B$13];2;0)*[.F265]" office:value-type="currency" office:currency="PLN" office:value="111" calcext:value-type="currency">
            <text:p>111,00 zł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06-24</text:p>
          </table:table-cell>
          <table:table-cell table:style-name="ce3"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$premia.$A$1:.$B$13];2;0)*[.F266]" office:value-type="currency" office:currency="PLN" office:value="62" calcext:value-type="currency">
            <text:p>62,00 zł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4-10-07</text:p>
          </table:table-cell>
          <table:table-cell table:style-name="ce3"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$premia.$A$1:.$B$13];2;0)*[.F267]" office:value-type="currency" office:currency="PLN" office:value="59" calcext:value-type="currency">
            <text:p>59,00 zł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2000-01-20</text:p>
          </table:table-cell>
          <table:table-cell table:style-name="ce3"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$premia.$A$1:.$B$13];2;0)*[.F268]" office:value-type="currency" office:currency="PLN" office:value="121" calcext:value-type="currency">
            <text:p>121,00 zł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2001-08-26</text:p>
          </table:table-cell>
          <table:table-cell table:style-name="ce3"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$premia.$A$1:.$B$13];2;0)*[.F269]" office:value-type="currency" office:currency="PLN" office:value="134" calcext:value-type="currency">
            <text:p>134,00 zł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3-06-24</text:p>
          </table:table-cell>
          <table:table-cell table:style-name="ce3"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$premia.$A$1:.$B$13];2;0)*[.F270]" office:value-type="currency" office:currency="PLN" office:value="141" calcext:value-type="currency">
            <text:p>141,00 zł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08-15</text:p>
          </table:table-cell>
          <table:table-cell table:style-name="ce3"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$premia.$A$1:.$B$13];2;0)*[.F271]" office:value-type="currency" office:currency="PLN" office:value="74" calcext:value-type="currency">
            <text:p>74,00 zł</text:p>
          </table:table-cell>
        </table:table-row>
        <table:table-row table:style-name="ro1">
          <table:table-cell table:style-name="ce3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2-01-14</text:p>
          </table:table-cell>
          <table:table-cell table:style-name="ce3"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$premia.$A$1:.$B$13];2;0)*[.F272]" office:value-type="currency" office:currency="PLN" office:value="311.4" calcext:value-type="currency">
            <text:p>311,40 zł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3-04-26</text:p>
          </table:table-cell>
          <table:table-cell table:style-name="ce3"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$premia.$A$1:.$B$13];2;0)*[.F273]" office:value-type="currency" office:currency="PLN" office:value="124" calcext:value-type="currency">
            <text:p>124,00 zł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6-03-25</text:p>
          </table:table-cell>
          <table:table-cell table:style-name="ce3"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$premia.$A$1:.$B$13];2;0)*[.F274]" office:value-type="currency" office:currency="PLN" office:value="110.4" calcext:value-type="currency">
            <text:p>110,40 zł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0-06-13</text:p>
          </table:table-cell>
          <table:table-cell table:style-name="ce3"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$premia.$A$1:.$B$13];2;0)*[.F275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0-02-09</text:p>
          </table:table-cell>
          <table:table-cell table:style-name="ce3"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$premia.$A$1:.$B$13];2;0)*[.F276]" office:value-type="currency" office:currency="PLN" office:value="55.5" calcext:value-type="currency">
            <text:p>55,50 zł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6-06-05</text:p>
          </table:table-cell>
          <table:table-cell table:style-name="ce3"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$premia.$A$1:.$B$13];2;0)*[.F277]" office:value-type="currency" office:currency="PLN" office:value="72.6" calcext:value-type="currency">
            <text:p>72,60 zł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2-01-25</text:p>
          </table:table-cell>
          <table:table-cell table:style-name="ce3"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$premia.$A$1:.$B$13];2;0)*[.F278]" office:value-type="currency" office:currency="PLN" office:value="60.5" calcext:value-type="currency">
            <text:p>60,50 zł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2-11-25</text:p>
          </table:table-cell>
          <table:table-cell table:style-name="ce3"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$premia.$A$1:.$B$13];2;0)*[.F279]" office:value-type="currency" office:currency="PLN" office:value="89.6" calcext:value-type="currency">
            <text:p>89,60 zł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9-01-02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$premia.$A$1:.$B$13];2;0)*[.F280]" office:value-type="currency" office:currency="PLN" office:value="97.6" calcext:value-type="currency">
            <text:p>97,60 zł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2-09-03</text:p>
          </table:table-cell>
          <table:table-cell table:style-name="ce3"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$premia.$A$1:.$B$13];2;0)*[.F281]" office:value-type="currency" office:currency="PLN" office:value="59" calcext:value-type="currency">
            <text:p>59,00 zł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6-15</text:p>
          </table:table-cell>
          <table:table-cell table:style-name="ce3"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$premia.$A$1:.$B$13];2;0)*[.F282]" office:value-type="currency" office:currency="PLN" office:value="63" calcext:value-type="currency">
            <text:p>63,00 zł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8-07-11</text:p>
          </table:table-cell>
          <table:table-cell table:style-name="ce3"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$premia.$A$1:.$B$13];2;0)*[.F283]" office:value-type="currency" office:currency="PLN" office:value="78.5" calcext:value-type="currency">
            <text:p>78,50 zł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1-06-20</text:p>
          </table:table-cell>
          <table:table-cell table:style-name="ce3"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$premia.$A$1:.$B$13];2;0)*[.F284]" office:value-type="currency" office:currency="PLN" office:value="62" calcext:value-type="currency">
            <text:p>62,00 zł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0-05-28</text:p>
          </table:table-cell>
          <table:table-cell table:style-name="ce3"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$premia.$A$1:.$B$13];2;0)*[.F285]" office:value-type="currency" office:currency="PLN" office:value="79.5" calcext:value-type="currency">
            <text:p>79,50 zł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10-27</text:p>
          </table:table-cell>
          <table:table-cell table:style-name="ce3"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$premia.$A$1:.$B$13];2;0)*[.F286]" office:value-type="currency" office:currency="PLN" office:value="77.5" calcext:value-type="currency">
            <text:p>77,50 zł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0-02-19</text:p>
          </table:table-cell>
          <table:table-cell table:style-name="ce3"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$premia.$A$1:.$B$13];2;0)*[.F287]" office:value-type="currency" office:currency="PLN" office:value="62" calcext:value-type="currency">
            <text:p>62,00 zł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1-01-07</text:p>
          </table:table-cell>
          <table:table-cell table:style-name="ce3"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$premia.$A$1:.$B$13];2;0)*[.F288]" office:value-type="currency" office:currency="PLN" office:value="55" calcext:value-type="currency">
            <text:p>55,00 zł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0-04-20</text:p>
          </table:table-cell>
          <table:table-cell table:style-name="ce3"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$premia.$A$1:.$B$13];2;0)*[.F289]" office:value-type="currency" office:currency="PLN" office:value="77.5" calcext:value-type="currency">
            <text:p>77,50 zł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4-07-07</text:p>
          </table:table-cell>
          <table:table-cell table:style-name="ce3"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$premia.$A$1:.$B$13];2;0)*[.F290]" office:value-type="currency" office:currency="PLN" office:value="90.4" calcext:value-type="currency">
            <text:p>90,40 zł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6-09-05</text:p>
          </table:table-cell>
          <table:table-cell table:style-name="ce3"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$premia.$A$1:.$B$13];2;0)*[.F291]" office:value-type="currency" office:currency="PLN" office:value="56.5" calcext:value-type="currency">
            <text:p>56,50 zł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2-12-16</text:p>
          </table:table-cell>
          <table:table-cell table:style-name="ce3"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$premia.$A$1:.$B$13];2;0)*[.F292]" office:value-type="currency" office:currency="PLN" office:value="121.6" calcext:value-type="currency">
            <text:p>121,60 zł</text:p>
          </table:table-cell>
        </table:table-row>
        <table:table-row table:style-name="ro1">
          <table:table-cell table:style-name="ce3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1-05-13</text:p>
          </table:table-cell>
          <table:table-cell table:style-name="ce3"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$premia.$A$1:.$B$13];2;0)*[.F293]" office:value-type="currency" office:currency="PLN" office:value="279" calcext:value-type="currency">
            <text:p>279,00 zł</text:p>
          </table:table-cell>
        </table:table-row>
        <table:table-row table:style-name="ro1">
          <table:table-cell table:style-name="ce3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9-04-26</text:p>
          </table:table-cell>
          <table:table-cell table:style-name="ce3"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$premia.$A$1:.$B$13];2;0)*[.F294]" office:value-type="currency" office:currency="PLN" office:value="295.2" calcext:value-type="currency">
            <text:p>295,20 zł</text:p>
          </table:table-cell>
        </table:table-row>
        <table:table-row table:style-name="ro1">
          <table:table-cell table:style-name="ce3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8-01-05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$premia.$A$1:.$B$13];2;0)*[.F295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2-06-03</text:p>
          </table:table-cell>
          <table:table-cell table:style-name="ce3"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$premia.$A$1:.$B$13];2;0)*[.F296]" office:value-type="currency" office:currency="PLN" office:value="91.2" calcext:value-type="currency">
            <text:p>91,20 zł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0-04-24</text:p>
          </table:table-cell>
          <table:table-cell table:style-name="ce3"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$premia.$A$1:.$B$13];2;0)*[.F297]" office:value-type="currency" office:currency="PLN" office:value="88.8" calcext:value-type="currency">
            <text:p>88,80 zł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0-03-17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$premia.$A$1:.$B$13];2;0)*[.F298]" office:value-type="currency" office:currency="PLN" office:value="93.6" calcext:value-type="currency">
            <text:p>93,60 zł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0-01-17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$premia.$A$1:.$B$13];2;0)*[.F299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7-01-08</text:p>
          </table:table-cell>
          <table:table-cell table:style-name="ce3"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$premia.$A$1:.$B$13];2;0)*[.F300]" office:value-type="currency" office:currency="PLN" office:value="105" calcext:value-type="currency">
            <text:p>105,00 zł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2-01-13</text:p>
          </table:table-cell>
          <table:table-cell table:style-name="ce3"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$premia.$A$1:.$B$13];2;0)*[.F301]" office:value-type="currency" office:currency="PLN" office:value="108.8" calcext:value-type="currency">
            <text:p>108,80 zł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1-08-12</text:p>
          </table:table-cell>
          <table:table-cell table:style-name="ce3"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$premia.$A$1:.$B$13];2;0)*[.F302]" office:value-type="currency" office:currency="PLN" office:value="94.4" calcext:value-type="currency">
            <text:p>94,40 zł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6-08-02</text:p>
          </table:table-cell>
          <table:table-cell table:style-name="ce3"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$premia.$A$1:.$B$13];2;0)*[.F303]" office:value-type="currency" office:currency="PLN" office:value="125.6" calcext:value-type="currency">
            <text:p>125,60 zł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2000-02-18</text:p>
          </table:table-cell>
          <table:table-cell table:style-name="ce3"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$premia.$A$1:.$B$13];2;0)*[.F304]" office:value-type="currency" office:currency="PLN" office:value="98.4" calcext:value-type="currency">
            <text:p>98,40 zł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2002-09-04</text:p>
          </table:table-cell>
          <table:table-cell table:style-name="ce3"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$premia.$A$1:.$B$13];2;0)*[.F305]" office:value-type="currency" office:currency="PLN" office:value="430" calcext:value-type="currency">
            <text:p>430,00 zł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8-01-03</text:p>
          </table:table-cell>
          <table:table-cell table:style-name="ce3"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$premia.$A$1:.$B$13];2;0)*[.F306]" office:value-type="currency" office:currency="PLN" office:value="169.2" calcext:value-type="currency">
            <text:p>169,20 zł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6-02-24</text:p>
          </table:table-cell>
          <table:table-cell table:style-name="ce3"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$premia.$A$1:.$B$13];2;0)*[.F307]" office:value-type="currency" office:currency="PLN" office:value="163.8" calcext:value-type="currency">
            <text:p>163,80 zł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4-04-28</text:p>
          </table:table-cell>
          <table:table-cell table:style-name="ce3"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$premia.$A$1:.$B$13];2;0)*[.F308]" office:value-type="currency" office:currency="PLN" office:value="153.9" calcext:value-type="currency">
            <text:p>153,90 zł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5-12-22</text:p>
          </table:table-cell>
          <table:table-cell table:style-name="ce3"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$premia.$A$1:.$B$13];2;0)*[.F309]" office:value-type="currency" office:currency="PLN" office:value="172.8" calcext:value-type="currency">
            <text:p>172,80 zł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6-07-31</text:p>
          </table:table-cell>
          <table:table-cell table:style-name="ce3"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$premia.$A$1:.$B$13];2;0)*[.F310]" office:value-type="currency" office:currency="PLN" office:value="160.2" calcext:value-type="currency">
            <text:p>160,20 zł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2000-04-02</text:p>
          </table:table-cell>
          <table:table-cell table:style-name="ce3"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$premia.$A$1:.$B$13];2;0)*[.F311]" office:value-type="currency" office:currency="PLN" office:value="172.8" calcext:value-type="currency">
            <text:p>172,80 zł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5-08-11</text:p>
          </table:table-cell>
          <table:table-cell table:style-name="ce3"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$premia.$A$1:.$B$13];2;0)*[.F312]" office:value-type="currency" office:currency="PLN" office:value="114.4" calcext:value-type="currency">
            <text:p>114,40 zł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3-05-30</text:p>
          </table:table-cell>
          <table:table-cell table:style-name="ce3"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$premia.$A$1:.$B$13];2;0)*[.F313]" office:value-type="currency" office:currency="PLN" office:value="372" calcext:value-type="currency">
            <text:p>372,00 zł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4-08-30</text:p>
          </table:table-cell>
          <table:table-cell table:style-name="ce3"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$premia.$A$1:.$B$13];2;0)*[.F314]" office:value-type="currency" office:currency="PLN" office:value="95.2" calcext:value-type="currency">
            <text:p>95,20 zł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3-09-17</text:p>
          </table:table-cell>
          <table:table-cell table:style-name="ce3"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$premia.$A$1:.$B$13];2;0)*[.F315]" office:value-type="currency" office:currency="PLN" office:value="61.8" calcext:value-type="currency">
            <text:p>61,80 zł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3-11-08</text:p>
          </table:table-cell>
          <table:table-cell table:style-name="ce3"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$premia.$A$1:.$B$13];2;0)*[.F316]" office:value-type="currency" office:currency="PLN" office:value="188.1" calcext:value-type="currency">
            <text:p>188,10 zł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9-12-03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$premia.$A$1:.$B$13];2;0)*[.F317]" office:value-type="currency" office:currency="PLN" office:value="78" calcext:value-type="currency">
            <text:p>78,00 zł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2-03-26</text:p>
          </table:table-cell>
          <table:table-cell table:style-name="ce3"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$premia.$A$1:.$B$13];2;0)*[.F318]" office:value-type="currency" office:currency="PLN" office:value="66.6" calcext:value-type="currency">
            <text:p>66,60 zł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6-10-10</text:p>
          </table:table-cell>
          <table:table-cell table:style-name="ce3"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$premia.$A$1:.$B$13];2;0)*[.F319]" office:value-type="currency" office:currency="PLN" office:value="74.4" calcext:value-type="currency">
            <text:p>74,40 zł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table:style-name="ce3" office:value-type="string" calcext:value-type="string">
            <text:p>1990-12-18</text:p>
          </table:table-cell>
          <table:table-cell table:style-name="ce3"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$premia.$A$1:.$B$13];2;0)*[.F320]" office:value-type="currency" office:currency="PLN" office:value="552.2" calcext:value-type="currency">
            <text:p>552,20 zł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8-07-21</text:p>
          </table:table-cell>
          <table:table-cell table:style-name="ce3"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$premia.$A$1:.$B$13];2;0)*[.F321]" office:value-type="currency" office:currency="PLN" office:value="352" calcext:value-type="currency">
            <text:p>352,00 zł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0-06-06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$premia.$A$1:.$B$13];2;0)*[.F322]" office:value-type="currency" office:currency="PLN" office:value="70.2" calcext:value-type="currency">
            <text:p>70,20 zł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6-12-17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$premia.$A$1:.$B$13];2;0)*[.F323]" office:value-type="currency" office:currency="PLN" office:value="97.6" calcext:value-type="currency">
            <text:p>97,60 zł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9-02-03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$premia.$A$1:.$B$13];2;0)*[.F324]" office:value-type="currency" office:currency="PLN" office:value="152.1" calcext:value-type="currency">
            <text:p>152,10 zł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2-11-18</text:p>
          </table:table-cell>
          <table:table-cell table:style-name="ce3"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$premia.$A$1:.$B$13];2;0)*[.F325]" office:value-type="currency" office:currency="PLN" office:value="184.6" calcext:value-type="currency">
            <text:p>184,60 zł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7-11-15</text:p>
          </table:table-cell>
          <table:table-cell table:style-name="ce3"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$premia.$A$1:.$B$13];2;0)*[.F326]" office:value-type="currency" office:currency="PLN" office:value="172.8" calcext:value-type="currency">
            <text:p>172,80 zł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0-08-23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$premia.$A$1:.$B$13];2;0)*[.F327]" office:value-type="currency" office:currency="PLN" office:value="123.2" calcext:value-type="currency">
            <text:p>123,20 zł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1-10-20</text:p>
          </table:table-cell>
          <table:table-cell table:style-name="ce3"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$premia.$A$1:.$B$13];2;0)*[.F328]" office:value-type="currency" office:currency="PLN" office:value="113.6" calcext:value-type="currency">
            <text:p>113,60 zł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6-07-18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$premia.$A$1:.$B$13];2;0)*[.F329]" office:value-type="currency" office:currency="PLN" office:value="93.6" calcext:value-type="currency">
            <text:p>93,60 zł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4-05-16</text:p>
          </table:table-cell>
          <table:table-cell table:style-name="ce3"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$premia.$A$1:.$B$13];2;0)*[.F330]" office:value-type="currency" office:currency="PLN" office:value="122.4" calcext:value-type="currency">
            <text:p>122,40 zł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0-11-05</text:p>
          </table:table-cell>
          <table:table-cell table:style-name="ce3"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$premia.$A$1:.$B$13];2;0)*[.F331]" office:value-type="currency" office:currency="PLN" office:value="126.4" calcext:value-type="currency">
            <text:p>126,40 zł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7-12-08</text:p>
          </table:table-cell>
          <table:table-cell table:style-name="ce3"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$premia.$A$1:.$B$13];2;0)*[.F332]" office:value-type="currency" office:currency="PLN" office:value="108.8" calcext:value-type="currency">
            <text:p>108,80 zł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6-10-30</text:p>
          </table:table-cell>
          <table:table-cell table:style-name="ce3"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$premia.$A$1:.$B$13];2;0)*[.F333]" office:value-type="currency" office:currency="PLN" office:value="96" calcext:value-type="currency">
            <text:p>96,00 zł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3-06-11</text:p>
          </table:table-cell>
          <table:table-cell table:style-name="ce3"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$premia.$A$1:.$B$13];2;0)*[.F334]" office:value-type="currency" office:currency="PLN" office:value="86.8" calcext:value-type="currency">
            <text:p>86,80 zł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0-02-14</text:p>
          </table:table-cell>
          <table:table-cell table:style-name="ce3"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$premia.$A$1:.$B$13];2;0)*[.F335]" office:value-type="currency" office:currency="PLN" office:value="132.6" calcext:value-type="currency">
            <text:p>132,60 zł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7-05-31</text:p>
          </table:table-cell>
          <table:table-cell table:style-name="ce3"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$premia.$A$1:.$B$13];2;0)*[.F336]" office:value-type="currency" office:currency="PLN" office:value="101.5" calcext:value-type="currency">
            <text:p>101,50 zł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6-04-18</text:p>
          </table:table-cell>
          <table:table-cell table:style-name="ce3"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$premia.$A$1:.$B$13];2;0)*[.F337]" office:value-type="currency" office:currency="PLN" office:value="84" calcext:value-type="currency">
            <text:p>84,00 zł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5-08-17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$premia.$A$1:.$B$13];2;0)*[.F338]" office:value-type="currency" office:currency="PLN" office:value="91.7" calcext:value-type="currency">
            <text:p>91,70 zł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5-03-22</text:p>
          </table:table-cell>
          <table:table-cell table:style-name="ce3"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$premia.$A$1:.$B$13];2;0)*[.F339]" office:value-type="currency" office:currency="PLN" office:value="111.3" calcext:value-type="currency">
            <text:p>111,30 zł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2002-05-23</text:p>
          </table:table-cell>
          <table:table-cell table:style-name="ce3"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$premia.$A$1:.$B$13];2;0)*[.F340]" office:value-type="currency" office:currency="PLN" office:value="169.2" calcext:value-type="currency">
            <text:p>169,20 zł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table:style-name="ce3" office:value-type="string" calcext:value-type="string">
            <text:p>1997-11-21</text:p>
          </table:table-cell>
          <table:table-cell table:style-name="ce3"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$premia.$A$1:.$B$13];2;0)*[.F341]" office:value-type="currency" office:currency="PLN" office:value="284.4" calcext:value-type="currency">
            <text:p>284,40 zł</text:p>
          </table:table-cell>
        </table:table-row>
        <table:table-row table:style-name="ro1">
          <table:table-cell table:style-name="ce3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0-04-28</text:p>
          </table:table-cell>
          <table:table-cell table:style-name="ce3"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$premia.$A$1:.$B$13];2;0)*[.F342]" office:value-type="currency" office:currency="PLN" office:value="331.2" calcext:value-type="currency">
            <text:p>331,20 zł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2002-10-19</text:p>
          </table:table-cell>
          <table:table-cell table:style-name="ce3"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$premia.$A$1:.$B$13];2;0)*[.F343]" office:value-type="currency" office:currency="PLN" office:value="364" calcext:value-type="currency">
            <text:p>364,00 zł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9-11-01</text:p>
          </table:table-cell>
          <table:table-cell table:style-name="ce3"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$premia.$A$1:.$B$13];2;0)*[.F344]" office:value-type="currency" office:currency="PLN" office:value="75.6" calcext:value-type="currency">
            <text:p>75,60 zł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1-11-06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$premia.$A$1:.$B$13];2;0)*[.F345]" office:value-type="currency" office:currency="PLN" office:value="73.2" calcext:value-type="currency">
            <text:p>73,20 zł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0-07-30</text:p>
          </table:table-cell>
          <table:table-cell table:style-name="ce3"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$premia.$A$1:.$B$13];2;0)*[.F346]" office:value-type="currency" office:currency="PLN" office:value="65.4" calcext:value-type="currency">
            <text:p>65,40 zł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3-11-19</text:p>
          </table:table-cell>
          <table:table-cell table:style-name="ce3"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$premia.$A$1:.$B$13];2;0)*[.F347]" office:value-type="currency" office:currency="PLN" office:value="85.8" calcext:value-type="currency">
            <text:p>85,80 zł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2002-01-28</text:p>
          </table:table-cell>
          <table:table-cell table:style-name="ce3"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$premia.$A$1:.$B$13];2;0)*[.F348]" office:value-type="currency" office:currency="PLN" office:value="350" calcext:value-type="currency">
            <text:p>350,00 zł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2-07-09</text:p>
          </table:table-cell>
          <table:table-cell table:style-name="ce3"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$premia.$A$1:.$B$13];2;0)*[.F349]" office:value-type="currency" office:currency="PLN" office:value="67.8" calcext:value-type="currency">
            <text:p>67,80 zł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2000-05-06</text:p>
          </table:table-cell>
          <table:table-cell table:style-name="ce3"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$premia.$A$1:.$B$13];2;0)*[.F350]" office:value-type="currency" office:currency="PLN" office:value="64.8" calcext:value-type="currency">
            <text:p>64,80 zł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8-03-02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$premia.$A$1:.$B$13];2;0)*[.F351]" office:value-type="currency" office:currency="PLN" office:value="89.4" calcext:value-type="currency">
            <text:p>89,40 zł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8-02-19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$premia.$A$1:.$B$13];2;0)*[.F352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table:style-name="ce3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5-06-08</text:p>
          </table:table-cell>
          <table:table-cell table:style-name="ce3"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$premia.$A$1:.$B$13];2;0)*[.F353]" office:value-type="currency" office:currency="PLN" office:value="340.2" calcext:value-type="currency">
            <text:p>340,20 zł</text:p>
          </table:table-cell>
        </table:table-row>
        <table:table-row table:style-name="ro1">
          <table:table-cell table:style-name="ce3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0-01-11</text:p>
          </table:table-cell>
          <table:table-cell table:style-name="ce3"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$premia.$A$1:.$B$13];2;0)*[.F354]" office:value-type="currency" office:currency="PLN" office:value="358.2" calcext:value-type="currency">
            <text:p>358,20 zł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1-01-02</text:p>
          </table:table-cell>
          <table:table-cell table:style-name="ce3"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$premia.$A$1:.$B$13];2;0)*[.F355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0-12-09</text:p>
          </table:table-cell>
          <table:table-cell table:style-name="ce3"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$premia.$A$1:.$B$13];2;0)*[.F356]" office:value-type="currency" office:currency="PLN" office:value="181.2" calcext:value-type="currency">
            <text:p>181,20 zł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8-06-10</text:p>
          </table:table-cell>
          <table:table-cell table:style-name="ce3"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$premia.$A$1:.$B$13];2;0)*[.F357]" office:value-type="currency" office:currency="PLN" office:value="229.2" calcext:value-type="currency">
            <text:p>229,20 zł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1-09-06</text:p>
          </table:table-cell>
          <table:table-cell table:style-name="ce3"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$premia.$A$1:.$B$13];2;0)*[.F358]" office:value-type="currency" office:currency="PLN" office:value="206.4" calcext:value-type="currency">
            <text:p>206,40 zł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1-02-11</text:p>
          </table:table-cell>
          <table:table-cell table:style-name="ce3"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$premia.$A$1:.$B$13];2;0)*[.F359]" office:value-type="currency" office:currency="PLN" office:value="223.2" calcext:value-type="currency">
            <text:p>223,20 zł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10-16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$premia.$A$1:.$B$13];2;0)*[.F360]" office:value-type="currency" office:currency="PLN" office:value="77" calcext:value-type="currency">
            <text:p>77,00 zł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1-03-14</text:p>
          </table:table-cell>
          <table:table-cell table:style-name="ce3"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$premia.$A$1:.$B$13];2;0)*[.F361]" office:value-type="currency" office:currency="PLN" office:value="108" calcext:value-type="currency">
            <text:p>108,00 zł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05-13</text:p>
          </table:table-cell>
          <table:table-cell table:style-name="ce3"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$premia.$A$1:.$B$13];2;0)*[.F362]" office:value-type="currency" office:currency="PLN" office:value="71" calcext:value-type="currency">
            <text:p>71,00 zł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8-04-12</text:p>
          </table:table-cell>
          <table:table-cell table:style-name="ce3"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$premia.$A$1:.$B$13];2;0)*[.F363]" office:value-type="currency" office:currency="PLN" office:value="55" calcext:value-type="currency">
            <text:p>55,00 zł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5-05-23</text:p>
          </table:table-cell>
          <table:table-cell table:style-name="ce3"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$premia.$A$1:.$B$13];2;0)*[.F364]" office:value-type="currency" office:currency="PLN" office:value="75.5" calcext:value-type="currency">
            <text:p>75,50 zł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0-05-09</text:p>
          </table:table-cell>
          <table:table-cell table:style-name="ce3"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$premia.$A$1:.$B$13];2;0)*[.F365]" office:value-type="currency" office:currency="PLN" office:value="79.5" calcext:value-type="currency">
            <text:p>79,50 zł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07-26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$premia.$A$1:.$B$13];2;0)*[.F366]" office:value-type="currency" office:currency="PLN" office:value="61" calcext:value-type="currency">
            <text:p>61,00 zł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6-22</text:p>
          </table:table-cell>
          <table:table-cell table:style-name="ce3"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$premia.$A$1:.$B$13];2;0)*[.F367]" office:value-type="currency" office:currency="PLN" office:value="72" calcext:value-type="currency">
            <text:p>72,00 zł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5-11-20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$premia.$A$1:.$B$13];2;0)*[.F368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8-08-30</text:p>
          </table:table-cell>
          <table:table-cell table:style-name="ce3"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$premia.$A$1:.$B$13];2;0)*[.F369]" office:value-type="currency" office:currency="PLN" office:value="62" calcext:value-type="currency">
            <text:p>62,00 zł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0-09-18</text:p>
          </table:table-cell>
          <table:table-cell table:style-name="ce3"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$premia.$A$1:.$B$13];2;0)*[.F370]" office:value-type="currency" office:currency="PLN" office:value="237.6" calcext:value-type="currency">
            <text:p>237,60 zł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07-19</text:p>
          </table:table-cell>
          <table:table-cell table:style-name="ce3"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$premia.$A$1:.$B$13];2;0)*[.F371]" office:value-type="currency" office:currency="PLN" office:value="56" calcext:value-type="currency">
            <text:p>56,00 zł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12-28</text:p>
          </table:table-cell>
          <table:table-cell table:style-name="ce3"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$premia.$A$1:.$B$13];2;0)*[.F372]" office:value-type="currency" office:currency="PLN" office:value="73.5" calcext:value-type="currency">
            <text:p>73,50 zł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0-08-04</text:p>
          </table:table-cell>
          <table:table-cell table:style-name="ce3"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$premia.$A$1:.$B$13];2;0)*[.F373]" office:value-type="currency" office:currency="PLN" office:value="59.5" calcext:value-type="currency">
            <text:p>59,50 zł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2002-07-11</text:p>
          </table:table-cell>
          <table:table-cell table:style-name="ce3"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$premia.$A$1:.$B$13];2;0)*[.F374]" office:value-type="currency" office:currency="PLN" office:value="340" calcext:value-type="currency">
            <text:p>340,00 zł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7-09-24</text:p>
          </table:table-cell>
          <table:table-cell table:style-name="ce3"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$premia.$A$1:.$B$13];2;0)*[.F375]" office:value-type="currency" office:currency="PLN" office:value="102" calcext:value-type="currency">
            <text:p>102,00 zł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02-06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$premia.$A$1:.$B$13];2;0)*[.F376]" office:value-type="currency" office:currency="PLN" office:value="58.5" calcext:value-type="currency">
            <text:p>58,50 zł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1-01-28</text:p>
          </table:table-cell>
          <table:table-cell table:style-name="ce3"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$premia.$A$1:.$B$13];2;0)*[.F377]" office:value-type="currency" office:currency="PLN" office:value="362" calcext:value-type="currency">
            <text:p>362,00 zł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2-07-23</text:p>
          </table:table-cell>
          <table:table-cell table:style-name="ce3"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$premia.$A$1:.$B$13];2;0)*[.F378]" office:value-type="currency" office:currency="PLN" office:value="76" calcext:value-type="currency">
            <text:p>76,00 zł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6-01-24</text:p>
          </table:table-cell>
          <table:table-cell table:style-name="ce3"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$premia.$A$1:.$B$13];2;0)*[.F379]" office:value-type="currency" office:currency="PLN" office:value="189.6" calcext:value-type="currency">
            <text:p>189,60 zł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2-02-03</text:p>
          </table:table-cell>
          <table:table-cell table:style-name="ce3"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$premia.$A$1:.$B$13];2;0)*[.F380]" office:value-type="currency" office:currency="PLN" office:value="418" calcext:value-type="currency">
            <text:p>418,00 zł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2000-10-24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$premia.$A$1:.$B$13];2;0)*[.F381]" office:value-type="currency" office:currency="PLN" office:value="117" calcext:value-type="currency">
            <text:p>117,00 zł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3-04-19</text:p>
          </table:table-cell>
          <table:table-cell table:style-name="ce3"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$premia.$A$1:.$B$13];2;0)*[.F382]" office:value-type="currency" office:currency="PLN" office:value="228" calcext:value-type="currency">
            <text:p>228,00 zł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6-06-12</text:p>
          </table:table-cell>
          <table:table-cell table:style-name="ce3"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$premia.$A$1:.$B$13];2;0)*[.F383]" office:value-type="currency" office:currency="PLN" office:value="183.6" calcext:value-type="currency">
            <text:p>183,60 zł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1-01-16</text:p>
          </table:table-cell>
          <table:table-cell table:style-name="ce3"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$premia.$A$1:.$B$13];2;0)*[.F384]" office:value-type="currency" office:currency="PLN" office:value="204" calcext:value-type="currency">
            <text:p>204,00 zł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7-05-17</text:p>
          </table:table-cell>
          <table:table-cell table:style-name="ce3"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$premia.$A$1:.$B$13];2;0)*[.F385]" office:value-type="currency" office:currency="PLN" office:value="235.2" calcext:value-type="currency">
            <text:p>235,20 zł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4-08-28</text:p>
          </table:table-cell>
          <table:table-cell table:style-name="ce3"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$premia.$A$1:.$B$13];2;0)*[.F386]" office:value-type="currency" office:currency="PLN" office:value="72.5" calcext:value-type="currency">
            <text:p>72,50 zł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3-12-27</text:p>
          </table:table-cell>
          <table:table-cell table:style-name="ce3"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$premia.$A$1:.$B$13];2;0)*[.F387]" office:value-type="currency" office:currency="PLN" office:value="122" calcext:value-type="currency">
            <text:p>122,00 zł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5-12-24</text:p>
          </table:table-cell>
          <table:table-cell table:style-name="ce3"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$premia.$A$1:.$B$13];2;0)*[.F388]" office:value-type="currency" office:currency="PLN" office:value="145" calcext:value-type="currency">
            <text:p>145,00 zł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08-06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$premia.$A$1:.$B$13];2;0)*[.F389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2-10-12</text:p>
          </table:table-cell>
          <table:table-cell table:style-name="ce3"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$premia.$A$1:.$B$13];2;0)*[.F390]" office:value-type="currency" office:currency="PLN" office:value="61.5" calcext:value-type="currency">
            <text:p>61,50 zł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2-11-20</text:p>
          </table:table-cell>
          <table:table-cell table:style-name="ce3"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$premia.$A$1:.$B$13];2;0)*[.F391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4-08-28</text:p>
          </table:table-cell>
          <table:table-cell table:style-name="ce3"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$premia.$A$1:.$B$13];2;0)*[.F392]" office:value-type="currency" office:currency="PLN" office:value="159.3" calcext:value-type="currency">
            <text:p>159,30 zł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3-05-06</text:p>
          </table:table-cell>
          <table:table-cell table:style-name="ce3"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$premia.$A$1:.$B$13];2;0)*[.F393]" office:value-type="currency" office:currency="PLN" office:value="120" calcext:value-type="currency">
            <text:p>120,00 zł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table:style-name="ce3" office:value-type="string" calcext:value-type="string">
            <text:p>1992-12-04</text:p>
          </table:table-cell>
          <table:table-cell table:style-name="ce3"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$premia.$A$1:.$B$13];2;0)*[.F394]" office:value-type="currency" office:currency="PLN" office:value="106.4" calcext:value-type="currency">
            <text:p>106,40 zł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table:style-name="ce3" office:value-type="string" calcext:value-type="string">
            <text:p>1997-07-02</text:p>
          </table:table-cell>
          <table:table-cell table:style-name="ce3"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$premia.$A$1:.$B$13];2;0)*[.F395]" office:value-type="currency" office:currency="PLN" office:value="144.9" calcext:value-type="currency">
            <text:p>144,90 zł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7-01-14</text:p>
          </table:table-cell>
          <table:table-cell table:style-name="ce3"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$premia.$A$1:.$B$13];2;0)*[.F396]" office:value-type="currency" office:currency="PLN" office:value="121" calcext:value-type="currency">
            <text:p>121,00 zł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7-12-04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$premia.$A$1:.$B$13];2;0)*[.F397]" office:value-type="currency" office:currency="PLN" office:value="65.5" calcext:value-type="currency">
            <text:p>65,50 zł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1-02-25</text:p>
          </table:table-cell>
          <table:table-cell table:style-name="ce3"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$premia.$A$1:.$B$13];2;0)*[.F398]" office:value-type="currency" office:currency="PLN" office:value="159.9" calcext:value-type="currency">
            <text:p>159,90 zł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2-09-23</text:p>
          </table:table-cell>
          <table:table-cell table:style-name="ce3"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$premia.$A$1:.$B$13];2;0)*[.F399]" office:value-type="currency" office:currency="PLN" office:value="133.9" calcext:value-type="currency">
            <text:p>133,90 zł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10-05</text:p>
          </table:table-cell>
          <table:table-cell table:style-name="ce3"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$premia.$A$1:.$B$13];2;0)*[.F400]" office:value-type="currency" office:currency="PLN" office:value="148.2" calcext:value-type="currency">
            <text:p>148,20 zł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0-02-15</text:p>
          </table:table-cell>
          <table:table-cell table:style-name="ce3"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$premia.$A$1:.$B$13];2;0)*[.F401]" office:value-type="currency" office:currency="PLN" office:value="137.8" calcext:value-type="currency">
            <text:p>137,80 zł</text:p>
          </table:table-cell>
        </table:table-row>
        <table:table-row table:style-name="ro1">
          <table:table-cell table:style-name="ce3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1-10-26</text:p>
          </table:table-cell>
          <table:table-cell table:style-name="ce3"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$premia.$A$1:.$B$13];2;0)*[.F402]" office:value-type="currency" office:currency="PLN" office:value="280.8" calcext:value-type="currency">
            <text:p>280,80 zł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4-02-11</text:p>
          </table:table-cell>
          <table:table-cell table:style-name="ce3"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$premia.$A$1:.$B$13];2;0)*[.F403]" office:value-type="currency" office:currency="PLN" office:value="60" calcext:value-type="currency">
            <text:p>60,00 zł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5-08-02</text:p>
          </table:table-cell>
          <table:table-cell table:style-name="ce3"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$premia.$A$1:.$B$13];2;0)*[.F404]" office:value-type="currency" office:currency="PLN" office:value="65" calcext:value-type="currency">
            <text:p>65,00 zł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1-02-03</text:p>
          </table:table-cell>
          <table:table-cell table:style-name="ce3"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$premia.$A$1:.$B$13];2;0)*[.F405]" office:value-type="currency" office:currency="PLN" office:value="136.5" calcext:value-type="currency">
            <text:p>136,50 zł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02-09</text:p>
          </table:table-cell>
          <table:table-cell table:style-name="ce3"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$premia.$A$1:.$B$13];2;0)*[.F406]" office:value-type="currency" office:currency="PLN" office:value="146.9" calcext:value-type="currency">
            <text:p>146,90 zł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6-07-23</text:p>
          </table:table-cell>
          <table:table-cell table:style-name="ce3"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$premia.$A$1:.$B$13];2;0)*[.F407]" office:value-type="currency" office:currency="PLN" office:value="77.5" calcext:value-type="currency">
            <text:p>77,50 zł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10-26</text:p>
          </table:table-cell>
          <table:table-cell table:style-name="ce3"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$premia.$A$1:.$B$13];2;0)*[.F408]" office:value-type="currency" office:currency="PLN" office:value="141.7" calcext:value-type="currency">
            <text:p>141,70 zł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05-16</text:p>
          </table:table-cell>
          <table:table-cell table:style-name="ce3"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$premia.$A$1:.$B$13];2;0)*[.F409]" office:value-type="currency" office:currency="PLN" office:value="162.5" calcext:value-type="currency">
            <text:p>162,50 zł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10-30</text:p>
          </table:table-cell>
          <table:table-cell table:style-name="ce3"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$premia.$A$1:.$B$13];2;0)*[.F410]" office:value-type="currency" office:currency="PLN" office:value="141.7" calcext:value-type="currency">
            <text:p>141,70 zł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08-24</text:p>
          </table:table-cell>
          <table:table-cell table:style-name="ce3"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$premia.$A$1:.$B$13];2;0)*[.F411]" office:value-type="currency" office:currency="PLN" office:value="141.7" calcext:value-type="currency">
            <text:p>141,70 zł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1-03-09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$premia.$A$1:.$B$13];2;0)*[.F412]" office:value-type="currency" office:currency="PLN" office:value="193.7" calcext:value-type="currency">
            <text:p>193,70 zł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1-11-04</text:p>
          </table:table-cell>
          <table:table-cell table:style-name="ce3"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$premia.$A$1:.$B$13];2;0)*[.F413]" office:value-type="currency" office:currency="PLN" office:value="174.2" calcext:value-type="currency">
            <text:p>174,20 zł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6-12-23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$premia.$A$1:.$B$13];2;0)*[.F414]" office:value-type="currency" office:currency="PLN" office:value="170.3" calcext:value-type="currency">
            <text:p>170,30 zł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4-01-15</text:p>
          </table:table-cell>
          <table:table-cell table:style-name="ce3"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$premia.$A$1:.$B$13];2;0)*[.F415]" office:value-type="currency" office:currency="PLN" office:value="356" calcext:value-type="currency">
            <text:p>356,00 zł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01-23</text:p>
          </table:table-cell>
          <table:table-cell table:style-name="ce3"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$premia.$A$1:.$B$13];2;0)*[.F416]" office:value-type="currency" office:currency="PLN" office:value="135.2" calcext:value-type="currency">
            <text:p>135,20 zł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1-03-22</text:p>
          </table:table-cell>
          <table:table-cell table:style-name="ce3"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$premia.$A$1:.$B$13];2;0)*[.F417]" office:value-type="currency" office:currency="PLN" office:value="182" calcext:value-type="currency">
            <text:p>182,00 zł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8-07-31</text:p>
          </table:table-cell>
          <table:table-cell table:style-name="ce3"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$premia.$A$1:.$B$13];2;0)*[.F418]" office:value-type="currency" office:currency="PLN" office:value="185.9" calcext:value-type="currency">
            <text:p>185,90 zł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5-12-20</text:p>
          </table:table-cell>
          <table:table-cell table:style-name="ce3"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$premia.$A$1:.$B$13];2;0)*[.F419]" office:value-type="currency" office:currency="PLN" office:value="132.6" calcext:value-type="currency">
            <text:p>132,60 zł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4-07-17</text:p>
          </table:table-cell>
          <table:table-cell table:style-name="ce3"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$premia.$A$1:.$B$13];2;0)*[.F420]" office:value-type="currency" office:currency="PLN" office:value="124" calcext:value-type="currency">
            <text:p>124,00 zł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0-05-03</text:p>
          </table:table-cell>
          <table:table-cell table:style-name="ce3"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$premia.$A$1:.$B$13];2;0)*[.F421]" office:value-type="currency" office:currency="PLN" office:value="143" calcext:value-type="currency">
            <text:p>143,00 zł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2001-09-30</text:p>
          </table:table-cell>
          <table:table-cell table:style-name="ce3"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$premia.$A$1:.$B$13];2;0)*[.F422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1-06-21</text:p>
          </table:table-cell>
          <table:table-cell table:style-name="ce3"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$premia.$A$1:.$B$13];2;0)*[.F423]" office:value-type="currency" office:currency="PLN" office:value="152.1" calcext:value-type="currency">
            <text:p>152,10 zł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6-09-26</text:p>
          </table:table-cell>
          <table:table-cell table:style-name="ce3"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$premia.$A$1:.$B$13];2;0)*[.F424]" office:value-type="currency" office:currency="PLN" office:value="63.5" calcext:value-type="currency">
            <text:p>63,50 zł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2000-05-18</text:p>
          </table:table-cell>
          <table:table-cell table:style-name="ce3"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$premia.$A$1:.$B$13];2;0)*[.F425]" office:value-type="currency" office:currency="PLN" office:value="144" calcext:value-type="currency">
            <text:p>144,00 zł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8-12-15</text:p>
          </table:table-cell>
          <table:table-cell table:style-name="ce3"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$premia.$A$1:.$B$13];2;0)*[.F426]" office:value-type="currency" office:currency="PLN" office:value="131.3" calcext:value-type="currency">
            <text:p>131,30 zł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2000-02-09</text:p>
          </table:table-cell>
          <table:table-cell table:style-name="ce3"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$premia.$A$1:.$B$13];2;0)*[.F427]" office:value-type="currency" office:currency="PLN" office:value="68.5" calcext:value-type="currency">
            <text:p>68,50 zł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1-08-10</text:p>
          </table:table-cell>
          <table:table-cell table:style-name="ce3"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$premia.$A$1:.$B$13];2;0)*[.F428]" office:value-type="currency" office:currency="PLN" office:value="71" calcext:value-type="currency">
            <text:p>71,00 zł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1-02-05</text:p>
          </table:table-cell>
          <table:table-cell table:style-name="ce3"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$premia.$A$1:.$B$13];2;0)*[.F429]" office:value-type="currency" office:currency="PLN" office:value="161.2" calcext:value-type="currency">
            <text:p>161,20 zł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6-03-15</text:p>
          </table:table-cell>
          <table:table-cell table:style-name="ce3"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$premia.$A$1:.$B$13];2;0)*[.F430]" office:value-type="currency" office:currency="PLN" office:value="136.5" calcext:value-type="currency">
            <text:p>136,50 zł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7-12-03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$premia.$A$1:.$B$13];2;0)*[.F431]" office:value-type="currency" office:currency="PLN" office:value="172.9" calcext:value-type="currency">
            <text:p>172,90 zł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6-09-09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$premia.$A$1:.$B$13];2;0)*[.F432]" office:value-type="currency" office:currency="PLN" office:value="172.9" calcext:value-type="currency">
            <text:p>172,90 zł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2000-11-05</text:p>
          </table:table-cell>
          <table:table-cell table:style-name="ce3"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$premia.$A$1:.$B$13];2;0)*[.F433]" office:value-type="currency" office:currency="PLN" office:value="380" calcext:value-type="currency">
            <text:p>380,00 zł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2000-11-23</text:p>
          </table:table-cell>
          <table:table-cell table:style-name="ce3"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$premia.$A$1:.$B$13];2;0)*[.F434]" office:value-type="currency" office:currency="PLN" office:value="140.4" calcext:value-type="currency">
            <text:p>140,40 zł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02-14</text:p>
          </table:table-cell>
          <table:table-cell table:style-name="ce3"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$premia.$A$1:.$B$13];2;0)*[.F435]" office:value-type="currency" office:currency="PLN" office:value="172.9" calcext:value-type="currency">
            <text:p>172,90 zł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4-10-21</text:p>
          </table:table-cell>
          <table:table-cell table:style-name="ce3"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$premia.$A$1:.$B$13];2;0)*[.F436]" office:value-type="currency" office:currency="PLN" office:value="150.8" calcext:value-type="currency">
            <text:p>150,80 zł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0-08-25</text:p>
          </table:table-cell>
          <table:table-cell table:style-name="ce3"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$premia.$A$1:.$B$13];2;0)*[.F437]" office:value-type="currency" office:currency="PLN" office:value="187.2" calcext:value-type="currency">
            <text:p>187,20 zł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03-24</text:p>
          </table:table-cell>
          <table:table-cell table:style-name="ce3"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$premia.$A$1:.$B$13];2;0)*[.F438]" office:value-type="currency" office:currency="PLN" office:value="166.4" calcext:value-type="currency">
            <text:p>166,40 zł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5-12-12</text:p>
          </table:table-cell>
          <table:table-cell table:style-name="ce3"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$premia.$A$1:.$B$13];2;0)*[.F439]" office:value-type="currency" office:currency="PLN" office:value="109" calcext:value-type="currency">
            <text:p>109,00 zł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0-07-10</text:p>
          </table:table-cell>
          <table:table-cell table:style-name="ce3"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$premia.$A$1:.$B$13];2;0)*[.F440]" office:value-type="currency" office:currency="PLN" office:value="176.8" calcext:value-type="currency">
            <text:p>176,80 zł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7-08-28</text:p>
          </table:table-cell>
          <table:table-cell table:style-name="ce3"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$premia.$A$1:.$B$13];2;0)*[.F441]" office:value-type="currency" office:currency="PLN" office:value="142" calcext:value-type="currency">
            <text:p>142,00 zł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5-06-16</text:p>
          </table:table-cell>
          <table:table-cell table:style-name="ce3"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$premia.$A$1:.$B$13];2;0)*[.F442]" office:value-type="currency" office:currency="PLN" office:value="136" calcext:value-type="currency">
            <text:p>136,00 zł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2-10-28</text:p>
          </table:table-cell>
          <table:table-cell table:style-name="ce3"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$premia.$A$1:.$B$13];2;0)*[.F443]" office:value-type="currency" office:currency="PLN" office:value="77.5" calcext:value-type="currency">
            <text:p>77,50 zł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8-02-27</text:p>
          </table:table-cell>
          <table:table-cell table:style-name="ce3"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$premia.$A$1:.$B$13];2;0)*[.F444]" office:value-type="currency" office:currency="PLN" office:value="64.5" calcext:value-type="currency">
            <text:p>64,50 zł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6-11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$premia.$A$1:.$B$13];2;0)*[.F445]" office:value-type="currency" office:currency="PLN" office:value="65.5" calcext:value-type="currency">
            <text:p>65,50 zł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0-09-19</text:p>
          </table:table-cell>
          <table:table-cell table:style-name="ce3"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$premia.$A$1:.$B$13];2;0)*[.F446]" office:value-type="currency" office:currency="PLN" office:value="74.5" calcext:value-type="currency">
            <text:p>74,50 zł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9-08-08</text:p>
          </table:table-cell>
          <table:table-cell table:style-name="ce3"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$premia.$A$1:.$B$13];2;0)*[.F447]" office:value-type="currency" office:currency="PLN" office:value="64.5" calcext:value-type="currency">
            <text:p>64,50 zł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table:style-name="ce3" office:value-type="string" calcext:value-type="string">
            <text:p>1993-09-19</text:p>
          </table:table-cell>
          <table:table-cell table:style-name="ce3"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$premia.$A$1:.$B$13];2;0)*[.F448]" office:value-type="currency" office:currency="PLN" office:value="59.5" calcext:value-type="currency">
            <text:p>59,50 zł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0-04-09</text:p>
          </table:table-cell>
          <table:table-cell table:style-name="ce3"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$premia.$A$1:.$B$13];2;0)*[.F449]" office:value-type="currency" office:currency="PLN" office:value="229.2" calcext:value-type="currency">
            <text:p>229,20 zł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0-07-12</text:p>
          </table:table-cell>
          <table:table-cell table:style-name="ce3"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$premia.$A$1:.$B$13];2;0)*[.F450]" office:value-type="currency" office:currency="PLN" office:value="214.8" calcext:value-type="currency">
            <text:p>214,80 zł</text:p>
          </table:table-cell>
        </table:table-row>
        <table:table-row table:style-name="ro1">
          <table:table-cell table:style-name="ce3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0-07-19</text:p>
          </table:table-cell>
          <table:table-cell table:style-name="ce3"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$premia.$A$1:.$B$13];2;0)*[.F451]" office:value-type="currency" office:currency="PLN" office:value="343.8" calcext:value-type="currency">
            <text:p>343,80 zł</text:p>
          </table:table-cell>
        </table:table-row>
        <table:table-row table:style-name="ro1">
          <table:table-cell table:style-name="ce3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8-06-26</text:p>
          </table:table-cell>
          <table:table-cell table:style-name="ce3"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$premia.$A$1:.$B$13];2;0)*[.F452]" office:value-type="currency" office:currency="PLN" office:value="289.8" calcext:value-type="currency">
            <text:p>289,80 zł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9-05-22</text:p>
          </table:table-cell>
          <table:table-cell table:style-name="ce3"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$premia.$A$1:.$B$13];2;0)*[.F453]" office:value-type="currency" office:currency="PLN" office:value="139.1" calcext:value-type="currency">
            <text:p>139,10 zł</text:p>
          </table:table-cell>
        </table:table-row>
        <table:table-row table:style-name="ro1">
          <table:table-cell table:style-name="ce3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4-12-25</text:p>
          </table:table-cell>
          <table:table-cell table:style-name="ce3"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$premia.$A$1:.$B$13];2;0)*[.F454]" office:value-type="currency" office:currency="PLN" office:value="309.6" calcext:value-type="currency">
            <text:p>309,60 zł</text:p>
          </table:table-cell>
        </table:table-row>
        <table:table-row table:style-name="ro1">
          <table:table-cell table:style-name="ce3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8-07-30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$premia.$A$1:.$B$13];2;0)*[.F455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table:style-name="ce3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1-08-13</text:p>
          </table:table-cell>
          <table:table-cell table:style-name="ce3"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$premia.$A$1:.$B$13];2;0)*[.F456]" office:value-type="currency" office:currency="PLN" office:value="300.6" calcext:value-type="currency">
            <text:p>300,60 zł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9-02-08</text:p>
          </table:table-cell>
          <table:table-cell table:style-name="ce3"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$premia.$A$1:.$B$13];2;0)*[.F457]" office:value-type="currency" office:currency="PLN" office:value="382" calcext:value-type="currency">
            <text:p>382,00 zł</text:p>
          </table:table-cell>
        </table:table-row>
        <table:table-row table:style-name="ro1">
          <table:table-cell table:style-name="ce3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0-08-17</text:p>
          </table:table-cell>
          <table:table-cell table:style-name="ce3"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$premia.$A$1:.$B$13];2;0)*[.F458]" office:value-type="currency" office:currency="PLN" office:value="340.2" calcext:value-type="currency">
            <text:p>340,20 zł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7-08-24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$premia.$A$1:.$B$13];2;0)*[.F459]" office:value-type="currency" office:currency="PLN" office:value="184.8" calcext:value-type="currency">
            <text:p>184,80 zł</text:p>
          </table:table-cell>
        </table:table-row>
        <table:table-row table:style-name="ro1">
          <table:table-cell table:style-name="ce3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2-12-04</text:p>
          </table:table-cell>
          <table:table-cell table:style-name="ce3"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$premia.$A$1:.$B$13];2;0)*[.F460]" office:value-type="currency" office:currency="PLN" office:value="333" calcext:value-type="currency">
            <text:p>333,00 zł</text:p>
          </table:table-cell>
        </table:table-row>
        <table:table-row table:style-name="ro1">
          <table:table-cell table:style-name="ce3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5-04-03</text:p>
          </table:table-cell>
          <table:table-cell table:style-name="ce3"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$premia.$A$1:.$B$13];2;0)*[.F461]" office:value-type="currency" office:currency="PLN" office:value="338.4" calcext:value-type="currency">
            <text:p>338,40 zł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9-04-14</text:p>
          </table:table-cell>
          <table:table-cell table:style-name="ce3"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$premia.$A$1:.$B$13];2;0)*[.F462]" office:value-type="currency" office:currency="PLN" office:value="410" calcext:value-type="currency">
            <text:p>410,00 zł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4-04-07</text:p>
          </table:table-cell>
          <table:table-cell table:style-name="ce3"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$premia.$A$1:.$B$13];2;0)*[.F463]" office:value-type="currency" office:currency="PLN" office:value="72.6" calcext:value-type="currency">
            <text:p>72,60 zł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6-05-21</text:p>
          </table:table-cell>
          <table:table-cell table:style-name="ce3"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$premia.$A$1:.$B$13];2;0)*[.F464]" office:value-type="currency" office:currency="PLN" office:value="149.5" calcext:value-type="currency">
            <text:p>149,50 zł</text:p>
          </table:table-cell>
        </table:table-row>
        <table:table-row table:style-name="ro1">
          <table:table-cell table:style-name="ce3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6-07-18</text:p>
          </table:table-cell>
          <table:table-cell table:style-name="ce3"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$premia.$A$1:.$B$13];2;0)*[.F465]" office:value-type="currency" office:currency="PLN" office:value="293.4" calcext:value-type="currency">
            <text:p>293,40 zł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8-03-18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$premia.$A$1:.$B$13];2;0)*[.F466]" office:value-type="currency" office:currency="PLN" office:value="78.6" calcext:value-type="currency">
            <text:p>78,60 zł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table:style-name="ce3" office:value-type="string" calcext:value-type="string">
            <text:p>1997-10-08</text:p>
          </table:table-cell>
          <table:table-cell table:style-name="ce3"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$premia.$A$1:.$B$13];2;0)*[.F467]" office:value-type="currency" office:currency="PLN" office:value="75.6" calcext:value-type="currency">
            <text:p>75,60 zł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9-06-14</text:p>
          </table:table-cell>
          <table:table-cell table:style-name="ce3"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$premia.$A$1:.$B$13];2;0)*[.F468]" office:value-type="currency" office:currency="PLN" office:value="170.3" calcext:value-type="currency">
            <text:p>170,30 zł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6-01-30</text:p>
          </table:table-cell>
          <table:table-cell table:style-name="ce3"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$premia.$A$1:.$B$13];2;0)*[.F469]" office:value-type="currency" office:currency="PLN" office:value="184.6" calcext:value-type="currency">
            <text:p>184,60 zł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table:style-name="ce3" office:value-type="string" calcext:value-type="string">
            <text:p>1993-06-13</text:p>
          </table:table-cell>
          <table:table-cell table:style-name="ce3"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$premia.$A$1:.$B$13];2;0)*[.F470]" office:value-type="currency" office:currency="PLN" office:value="191.1" calcext:value-type="currency">
            <text:p>191,10 zł</text:p>
          </table:table-cell>
        </table:table-row>
        <table:table-row table:style-name="ro1">
          <table:table-cell table:style-name="ce3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2-03-26</text:p>
          </table:table-cell>
          <table:table-cell table:style-name="ce3"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$premia.$A$1:.$B$13];2;0)*[.F471]" office:value-type="currency" office:currency="PLN" office:value="302.4" calcext:value-type="currency">
            <text:p>302,40 zł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1-06-08</text:p>
          </table:table-cell>
          <table:table-cell table:style-name="ce3"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$premia.$A$1:.$B$13];2;0)*[.F472]" office:value-type="currency" office:currency="PLN" office:value="234" calcext:value-type="currency">
            <text:p>234,00 zł</text:p>
          </table:table-cell>
        </table:table-row>
        <table:table-row table:style-name="ro1">
          <table:table-cell table:style-name="ce3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0-12-07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$premia.$A$1:.$B$13];2;0)*[.F473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8-03-04</text:p>
          </table:table-cell>
          <table:table-cell table:style-name="ce3"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$premia.$A$1:.$B$13];2;0)*[.F474]" office:value-type="currency" office:currency="PLN" office:value="228" calcext:value-type="currency">
            <text:p>228,00 zł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2-07-30</text:p>
          </table:table-cell>
          <table:table-cell table:style-name="ce3"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$premia.$A$1:.$B$13];2;0)*[.F475]" office:value-type="currency" office:currency="PLN" office:value="235.2" calcext:value-type="currency">
            <text:p>235,20 zł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6-09-06</text:p>
          </table:table-cell>
          <table:table-cell table:style-name="ce3"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$premia.$A$1:.$B$13];2;0)*[.F476]" office:value-type="currency" office:currency="PLN" office:value="228" calcext:value-type="currency">
            <text:p>228,00 zł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4-04-04</text:p>
          </table:table-cell>
          <table:table-cell table:style-name="ce3"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$premia.$A$1:.$B$13];2;0)*[.F477]" office:value-type="currency" office:currency="PLN" office:value="195.6" calcext:value-type="currency">
            <text:p>195,60 zł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1-09-26</text:p>
          </table:table-cell>
          <table:table-cell table:style-name="ce3"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$premia.$A$1:.$B$13];2;0)*[.F478]" office:value-type="currency" office:currency="PLN" office:value="198" calcext:value-type="currency">
            <text:p>198,00 zł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7-10-26</text:p>
          </table:table-cell>
          <table:table-cell table:style-name="ce3"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$premia.$A$1:.$B$13];2;0)*[.F479]" office:value-type="currency" office:currency="PLN" office:value="380" calcext:value-type="currency">
            <text:p>380,00 zł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4-05-19</text:p>
          </table:table-cell>
          <table:table-cell table:style-name="ce3"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$premia.$A$1:.$B$13];2;0)*[.F480]" office:value-type="currency" office:currency="PLN" office:value="193.2" calcext:value-type="currency">
            <text:p>193,20 zł</text:p>
          </table:table-cell>
        </table:table-row>
        <table:table-row table:style-name="ro1">
          <table:table-cell table:style-name="ce3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1-10-09</text:p>
          </table:table-cell>
          <table:table-cell table:style-name="ce3"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$premia.$A$1:.$B$13];2;0)*[.F481]" office:value-type="currency" office:currency="PLN" office:value="277.2" calcext:value-type="currency">
            <text:p>277,20 zł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table:style-name="ce3" office:value-type="string" calcext:value-type="string">
            <text:p>1994-06-16</text:p>
          </table:table-cell>
          <table:table-cell table:style-name="ce3"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$premia.$A$1:.$B$13];2;0)*[.F482]" office:value-type="currency" office:currency="PLN" office:value="140" calcext:value-type="currency">
            <text:p>140,00 zł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7-04-11</text:p>
          </table:table-cell>
          <table:table-cell table:style-name="ce3"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$premia.$A$1:.$B$13];2;0)*[.F483]" office:value-type="currency" office:currency="PLN" office:value="210" calcext:value-type="currency">
            <text:p>210,00 zł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5-04-22</text:p>
          </table:table-cell>
          <table:table-cell table:style-name="ce3"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$premia.$A$1:.$B$13];2;0)*[.F484]" office:value-type="currency" office:currency="PLN" office:value="196.8" calcext:value-type="currency">
            <text:p>196,80 zł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4-01-08</text:p>
          </table:table-cell>
          <table:table-cell table:style-name="ce3"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$premia.$A$1:.$B$13];2;0)*[.F485]" office:value-type="currency" office:currency="PLN" office:value="346" calcext:value-type="currency">
            <text:p>346,00 zł</text:p>
          </table:table-cell>
        </table:table-row>
        <table:table-row table:style-name="ro1">
          <table:table-cell table:style-name="ce3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1992-10-29</text:p>
          </table:table-cell>
          <table:table-cell table:style-name="ce3"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$premia.$A$1:.$B$13];2;0)*[.F486]" office:value-type="currency" office:currency="PLN" office:value="275.4" calcext:value-type="currency">
            <text:p>275,40 zł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1-12-28</text:p>
          </table:table-cell>
          <table:table-cell table:style-name="ce3"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$premia.$A$1:.$B$13];2;0)*[.F487]" office:value-type="currency" office:currency="PLN" office:value="422" calcext:value-type="currency">
            <text:p>422,00 zł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8-02-27</text:p>
          </table:table-cell>
          <table:table-cell table:style-name="ce3"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$premia.$A$1:.$B$13];2;0)*[.F488]" office:value-type="currency" office:currency="PLN" office:value="186" calcext:value-type="currency">
            <text:p>186,00 zł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3-12-27</text:p>
          </table:table-cell>
          <table:table-cell table:style-name="ce3"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$premia.$A$1:.$B$13];2;0)*[.F489]" office:value-type="currency" office:currency="PLN" office:value="237.6" calcext:value-type="currency">
            <text:p>237,60 zł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0-04-14</text:p>
          </table:table-cell>
          <table:table-cell table:style-name="ce3"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$premia.$A$1:.$B$13];2;0)*[.F490]" office:value-type="currency" office:currency="PLN" office:value="200.4" calcext:value-type="currency">
            <text:p>200,40 zł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2001-06-29</text:p>
          </table:table-cell>
          <table:table-cell table:style-name="ce3"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$premia.$A$1:.$B$13];2;0)*[.F491]" office:value-type="currency" office:currency="PLN" office:value="212.4" calcext:value-type="currency">
            <text:p>212,40 zł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2-01-10</text:p>
          </table:table-cell>
          <table:table-cell table:style-name="ce3"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$premia.$A$1:.$B$13];2;0)*[.F492]" office:value-type="currency" office:currency="PLN" office:value="181.2" calcext:value-type="currency">
            <text:p>181,20 zł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4-07-16</text:p>
          </table:table-cell>
          <table:table-cell table:style-name="ce3"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$premia.$A$1:.$B$13];2;0)*[.F493]" office:value-type="currency" office:currency="PLN" office:value="194.4" calcext:value-type="currency">
            <text:p>194,40 zł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table:style-name="ce3" office:value-type="string" calcext:value-type="string">
            <text:p>1998-10-24</text:p>
          </table:table-cell>
          <table:table-cell table:style-name="ce3"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$premia.$A$1:.$B$13];2;0)*[.F494]" office:value-type="currency" office:currency="PLN" office:value="196.8" calcext:value-type="currency">
            <text:p>196,80 zł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table:style-name="ce3" office:value-type="string" calcext:value-type="string">
            <text:p>1992-03-30</text:p>
          </table:table-cell>
          <table:table-cell table:style-name="ce3"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$premia.$A$1:.$B$13];2;0)*[.F495]" office:value-type="currency" office:currency="PLN" office:value="108" calcext:value-type="currency">
            <text:p>108,00 zł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9-02-06</text:p>
          </table:table-cell>
          <table:table-cell table:style-name="ce3"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$premia.$A$1:.$B$13];2;0)*[.F496]" office:value-type="currency" office:currency="PLN" office:value="388" calcext:value-type="currency">
            <text:p>388,00 zł</text:p>
          </table:table-cell>
        </table:table-row>
        <table:table-row table:style-name="ro1">
          <table:table-cell table:style-name="ce3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1-05-20</text:p>
          </table:table-cell>
          <table:table-cell table:style-name="ce3"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$premia.$A$1:.$B$13];2;0)*[.F497]" office:value-type="currency" office:currency="PLN" office:value="307.8" calcext:value-type="currency">
            <text:p>307,80 zł</text:p>
          </table:table-cell>
        </table:table-row>
        <table:table-row table:style-name="ro1">
          <table:table-cell table:style-name="ce3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1-08-17</text:p>
          </table:table-cell>
          <table:table-cell table:style-name="ce3"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$premia.$A$1:.$B$13];2;0)*[.F498]" office:value-type="currency" office:currency="PLN" office:value="270" calcext:value-type="currency">
            <text:p>270,00 zł</text:p>
          </table:table-cell>
        </table:table-row>
        <table:table-row table:style-name="ro1">
          <table:table-cell table:style-name="ce3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table:style-name="ce3" office:value-type="string" calcext:value-type="string">
            <text:p>2000-08-16</text:p>
          </table:table-cell>
          <table:table-cell table:style-name="ce3"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$premia.$A$1:.$B$13];2;0)*[.F499]" office:value-type="currency" office:currency="PLN" office:value="347.4" calcext:value-type="currency">
            <text:p>347,40 zł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table:style-name="ce3" office:value-type="string" calcext:value-type="string">
            <text:p>1991-08-04</text:p>
          </table:table-cell>
          <table:table-cell table:style-name="ce3"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$premia.$A$1:.$B$13];2;0)*[.F500]" office:value-type="currency" office:currency="PLN" office:value="430" calcext:value-type="currency">
            <text:p>430,00 zł</text:p>
          </table:table-cell>
        </table:table-row>
        <table:table-row table:style-name="ro1" table:number-rows-repeated="10480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mia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dział" table:style-name="ta1">
        <table:table-column table:style-name="co5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4:31.19051213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5:28.514615095</meta:creation-date>
    <dc:date>2017-09-22T07:54:25.351619389</dc:date>
    <meta:editing-duration>PT17M52S</meta:editing-duration>
    <meta:editing-cycles>4</meta:editing-cycles>
    <meta:generator>LibreOffice/5.4.1.2.0$Linux_X86_64 LibreOffice_project/40m0$Build-2</meta:generator>
    <meta:document-statistic meta:table-count="3" meta:cell-count="4101" meta:object-count="0"/>
  </office:meta>
</office:document-meta>
</file>